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fo:margin-top="0in" fo:margin-bottom="0in" table:align="left" style:writing-mode="lr-tb"/>
    </style:style>
    <style:style style:name="Таблица1.A" style:family="table-column">
      <style:table-column-properties style:column-width="2.9528in" style:rel-column-width="28914*"/>
    </style:style>
    <style:style style:name="Таблица1.B" style:family="table-column">
      <style:table-column-properties style:column-width="1.7722in" style:rel-column-width="17353*"/>
    </style:style>
    <style:style style:name="Таблица1.C" style:family="table-column">
      <style:table-column-properties style:column-width="1.9681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1bc743" officeooo:paragraph-rsid="001bc743" style:font-size-asian="14pt" style:font-weight-asian="bold" style:font-size-complex="14pt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1922ab" officeooo:paragraph-rsid="001922ab"/>
    </style:style>
    <style:style style:name="P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2" style:font-size-complex="14pt"/>
    </style:style>
    <style:style style:name="P6" style:family="paragraph" style:parent-style-name="Standard_20__28_user_29_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5950d" style:font-size-asian="14pt" style:font-size-complex="14pt"/>
    </style:style>
    <style:style style:name="P9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10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20762e" style:font-name-complex="Courier New1"/>
    </style:style>
    <style:style style:name="P11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207bfe" style:font-name-complex="Courier New1"/>
    </style:style>
    <style:style style:name="P1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Courier New" fo:language="en" fo:country="US" officeooo:paragraph-rsid="0020762e" style:font-name-complex="Courier New1"/>
    </style:style>
    <style:style style:name="P1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14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style:font-name="Courier New" fo:language="en" fo:country="US" officeooo:paragraph-rsid="0020762e" style:font-name-complex="Courier New1"/>
    </style:style>
    <style:style style:name="P1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1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7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8" style:family="paragraph" style:parent-style-name="Standard_20__28_user_29_">
      <style:paragraph-properties fo:line-height="150%" fo:text-align="center" style:justify-single-word="false"/>
    </style:style>
    <style:style style:name="P19" style:family="paragraph" style:parent-style-name="Standard_20__28_user_29_">
      <style:text-properties fo:font-size="14pt" style:font-size-asian="14pt" style:font-size-complex="14pt"/>
    </style:style>
    <style:style style:name="P20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_20__28_user_29_">
      <style:paragraph-properties style:snap-to-layout-grid="false"/>
      <style:text-properties fo:font-size="14pt" style:font-size-asian="14pt" style:font-size-complex="14pt"/>
    </style:style>
    <style:style style:name="P22" style:family="paragraph" style:parent-style-name="Standard_20__28_user_29_">
      <style:paragraph-properties fo:line-height="150%"/>
      <style:text-properties fo:font-size="14pt" style:font-size-asian="14pt" style:font-size-complex="14pt" style:font-weight-complex="bold"/>
    </style:style>
    <style:style style:name="P23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4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_20__28_user_29_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6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_20__28_user_29_">
      <style:paragraph-properties fo:line-height="150%" fo:text-align="center" style:justify-single-word="false"/>
      <style:text-properties fo:font-variant="normal" fo:text-transform="none" fo:font-size="14pt" style:font-size-asian="14pt" style:font-size-complex="14pt"/>
    </style:style>
    <style:style style:name="P29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paragraph-rsid="001b339a" style:font-size-asian="14pt" style:font-size-complex="14pt"/>
    </style:style>
    <style:style style:name="P30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1b339a" officeooo:paragraph-rsid="001b339a" style:font-size-asian="14pt" style:font-size-complex="14pt"/>
    </style:style>
    <style:style style:name="P31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1b339a" officeooo:paragraph-rsid="001bc743" style:font-size-asian="14pt" style:font-size-complex="14pt"/>
    </style:style>
    <style:style style:name="P32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1bc743" officeooo:paragraph-rsid="001bc743" style:font-size-asian="14pt" style:font-size-complex="14pt"/>
    </style:style>
    <style:style style:name="P33" style:family="paragraph" style:parent-style-name="Standard">
      <style:paragraph-properties fo:margin-left="0.4252in" fo:margin-right="0in" fo:line-height="150%" fo:text-indent="0.2126in" style:auto-text-indent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34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5950d" officeooo:paragraph-rsid="001bc743" style:font-size-asian="14pt" style:font-weight-asian="normal" style:font-size-complex="14pt" style:font-weight-complex="normal"/>
    </style:style>
    <style:style style:name="P35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d88a4" officeooo:paragraph-rsid="001d88a4" style:font-size-asian="14pt" style:font-weight-asian="normal" style:font-size-complex="14pt" style:font-weight-complex="normal"/>
    </style:style>
    <style:style style:name="P36" style:family="paragraph" style:parent-style-name="Standard" style:list-style-name="WWNum1">
      <style:paragraph-properties fo:margin-left="0in" fo:margin-right="0in" fo:line-height="150%" fo:text-align="justify" style:justify-single-word="false" fo:text-indent="0.2126in" style:auto-text-indent="false"/>
      <style:text-properties fo:font-size="14pt" fo:font-weight="normal" officeooo:rsid="0015950d" officeooo:paragraph-rsid="0021489e" style:font-size-asian="14pt" style:font-weight-asian="normal" style:font-size-complex="14pt" style:font-weight-complex="normal"/>
    </style:style>
    <style:style style:name="P37" style:family="paragraph" style:parent-style-name="Standard" style:list-style-name="WWNum1">
      <style:paragraph-properties fo:margin-left="0in" fo:margin-right="0in" fo:line-height="150%" fo:text-align="justify" style:justify-single-word="false" fo:text-indent="0.2126in" style:auto-text-indent="false"/>
      <style:text-properties fo:font-size="14pt" fo:font-weight="normal" officeooo:rsid="0015950d" officeooo:paragraph-rsid="00224378" style:font-size-asian="14pt" style:font-weight-asian="normal" style:font-size-complex="14pt" style:font-weight-complex="normal"/>
    </style:style>
    <style:style style:name="P38" style:family="paragraph" style:parent-style-name="Standard" style:list-style-name="WWNum1" style:master-page-name="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style:page-number="auto" fo:background-color="transparent" style:vertical-align="baseline" style:writing-mode="lr-tb"/>
      <style:text-properties fo:font-size="14pt" fo:font-weight="normal" officeooo:rsid="001d88a4" officeooo:paragraph-rsid="0021489e" style:font-size-asian="14pt" style:font-weight-asian="normal" style:font-size-complex="14pt" style:font-weight-complex="normal" fo:hyphenate="false" fo:hyphenation-remain-char-count="2" fo:hyphenation-push-char-count="2"/>
    </style:style>
    <style:style style:name="P39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fo:font-weight="normal" officeooo:rsid="0021489e" officeooo:paragraph-rsid="0021489e" style:font-size-asian="14pt" style:font-weight-asian="normal" style:font-size-complex="14pt" style:font-weight-complex="normal" fo:hyphenate="false" fo:hyphenation-remain-char-count="2" fo:hyphenation-push-char-count="2"/>
    </style:style>
    <style:style style:name="P40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fo:font-weight="normal" officeooo:rsid="00224378" officeooo:paragraph-rsid="00224378" style:font-size-asian="14pt" style:font-weight-asian="normal" style:font-size-complex="14pt" style:font-weight-complex="normal" fo:hyphenate="false" fo:hyphenation-remain-char-count="2" fo:hyphenation-push-char-count="2"/>
    </style:style>
    <style:style style:name="P41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4pt" fo:font-weight="normal" officeooo:rsid="0021489e" officeooo:paragraph-rsid="0021489e" style:font-size-asian="14pt" style:font-weight-asian="normal" style:font-size-complex="14pt" style:font-weight-complex="normal" fo:hyphenate="false" fo:hyphenation-remain-char-count="2" fo:hyphenation-push-char-count="2"/>
    </style:style>
    <style:style style:name="P42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officeooo:rsid="001e6926" officeooo:paragraph-rsid="00224378" style:font-size-asian="14pt" style:font-size-complex="14pt" fo:hyphenate="false" fo:hyphenation-remain-char-count="2" fo:hyphenation-push-char-count="2"/>
    </style:style>
    <style:style style:name="P43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fo:font-weight="normal" officeooo:rsid="001e6926" officeooo:paragraph-rsid="00224378" style:font-size-asian="14pt" style:font-weight-asian="normal" style:font-size-complex="14pt" style:font-weight-complex="normal" fo:hyphenate="false" fo:hyphenation-remain-char-count="2" fo:hyphenation-push-char-count="2"/>
    </style:style>
    <style:style style:name="P44" style:family="paragraph" style:parent-style-name="Standard" style:list-style-name="WWNum1" style:master-page-name="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style:page-number="auto" fo:background-color="transparent" style:vertical-align="baseline" style:writing-mode="lr-tb"/>
      <style:text-properties fo:font-size="14pt" fo:font-weight="normal" officeooo:rsid="0015950d" officeooo:paragraph-rsid="00224378" style:font-size-asian="14pt" style:font-weight-asian="normal" style:font-size-complex="14pt" style:font-weight-complex="normal" fo:hyphenate="false" fo:hyphenation-remain-char-count="2" fo:hyphenation-push-char-count="2"/>
    </style:style>
    <style:style style:name="P45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6" style:family="paragraph" style:parent-style-name="Standard_20__28_user_29_" style:master-page-name="Converted1">
      <style:paragraph-properties fo:margin-left="0.3937in" fo:margin-right="0in" fo:line-height="150%" fo:text-align="justify" style:justify-single-word="false" fo:text-indent="0.0984in" style:auto-text-indent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fo:font-size="14pt" officeooo:rsid="0020762e" style:font-size-asian="14pt" style:font-size-complex="14pt" style:font-weight-complex="normal"/>
    </style:style>
    <style:style style:name="T3" style:family="text">
      <style:text-properties fo:text-transform="uppercase" fo:font-size="14pt" fo:language="en" fo:country="US" officeooo:rsid="0016a05e" style:font-size-asian="14pt" style:font-size-complex="14pt" style:font-weight-complex="normal"/>
    </style:style>
    <style:style style:name="T4" style:family="text">
      <style:text-properties fo:text-transform="uppercase" fo:font-size="14pt" fo:language="en" fo:country="US" officeooo:rsid="0020762e" style:font-size-asian="14pt" style:font-size-complex="14pt" style:font-weight-complex="normal"/>
    </style:style>
    <style:style style:name="T5" style:family="text">
      <style:text-properties fo:text-transform="uppercase" style:font-size-complex="14pt"/>
    </style:style>
    <style:style style:name="T6" style:family="text">
      <style:text-properties fo:text-transform="uppercase" style:font-name="Times New Roman1" fo:font-size="14pt" style:font-size-asian="14pt" style:font-size-complex="14pt" style:font-weight-complex="normal"/>
    </style:style>
    <style:style style:name="T7" style:family="text">
      <style:text-properties fo:text-transform="uppercase" style:font-name="Times New Roman1" fo:font-size="14pt" officeooo:rsid="0016a05e" style:font-size-asian="14pt" style:font-size-complex="14pt" style:font-weight-complex="normal"/>
    </style:style>
    <style:style style:name="T8" style:family="text">
      <style:text-properties fo:text-transform="uppercase" style:font-name="Times New Roman1" fo:font-size="14pt" officeooo:rsid="0020762e" style:font-size-asian="14pt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language-asian="ru" style:country-asian="RU" style:font-size-complex="14pt"/>
    </style:style>
    <style:style style:name="T12" style:family="text">
      <style:text-properties fo:font-size="14pt" officeooo:rsid="00103d00" style:font-size-asian="14pt" style:language-asian="ru" style:country-asian="RU" style:font-size-complex="14pt"/>
    </style:style>
    <style:style style:name="T13" style:family="text">
      <style:text-properties fo:font-size="14pt" officeooo:rsid="001a8d6a" style:font-size-asian="14pt" style:language-asian="ru" style:country-asian="RU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15950d"/>
    </style:style>
    <style:style style:name="T16" style:family="text">
      <style:text-properties style:language-asian="ru" style:country-asian="RU"/>
    </style:style>
    <style:style style:name="T17" style:family="text">
      <style:text-properties officeooo:rsid="0020762e" style:language-asian="ru" style:country-asian="RU"/>
    </style:style>
    <style:style style:name="T18" style:family="text">
      <style:text-properties officeooo:rsid="001922ab"/>
    </style:style>
    <style:style style:name="T19" style:family="text">
      <style:text-properties officeooo:rsid="001bc743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029e3" style:font-weight-asian="normal" style:font-weight-complex="normal"/>
    </style:style>
    <style:style style:name="T22" style:family="text">
      <style:text-properties fo:font-weight="normal" officeooo:rsid="00224378" style:font-weight-asian="normal" style:font-weight-complex="normal"/>
    </style:style>
    <style:style style:name="T23" style:family="text">
      <style:text-properties officeooo:rsid="0021489e"/>
    </style:style>
    <style:style style:name="T24" style:family="text">
      <style:text-properties officeooo:rsid="00224378"/>
    </style:style>
    <style:style style:name="T25" style:family="text">
      <style:text-properties officeooo:rsid="001e69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17">МИНОБРНАУКИ РОССИИ</text:p>
      <text:p text:style-name="P17">Санкт-Петербургский государственный</text:p>
      <text:p text:style-name="P17">электротехнический университет</text:p>
      <text:p text:style-name="P17">«ЛЭТИ» им. В.И. Ульянова (Ленина)</text:p>
      <text:p text:style-name="P6">Кафедра МО ЭВМ</text:p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16"><text:span text:style-name="Book_20_Title"><text:span text:style-name="T5">отчет</text:span></text:span></text:p>
      <text:p text:style-name="P26">по лабораторной работе №<text:span text:style-name="T18">3</text:span></text:p>
      <text:p text:style-name="P18"><text:span text:style-name="T9">по дисциплине </text:span><text:span text:style-name="T10">«Операционные системы»</text:span></text:p>
      <text:p text:style-name="P27"><text:s/>Тема: Исследование <text:span text:style-name="T18">организации управления основной памятью</text:span></text:p>
      <text:p text:style-name="P28"><text:span text:style-name="Book_20_Title"/></text:p>
      <text:p text:style-name="P20"/>
      <text:p text:style-name="P20"/>
      <text:p text:style-name="P20"/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Студент гр. 8383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24">Ларин А.</text:p>
          </table:table-cell>
        </table:table-row>
        <table:table-row table:style-name="Таблица1.1">
          <table:table-cell table:style-name="Таблица1.A1" office:value-type="string">
            <text:p text:style-name="P19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25">Ефремов М.А,</text:p>
          </table:table-cell>
        </table:table-row>
      </table:table>
      <text:p text:style-name="P23"/>
      <text:p text:style-name="P23"/>
      <text:p text:style-name="P23"/>
      <text:p text:style-name="P22"/>
      <text:p text:style-name="P23">Санкт-Петербург</text:p>
      <text:p text:style-name="P23">2020</text:p>
      <text:p text:style-name="P46">Цель работы.</text:p>
      <text:p text:style-name="P4"><text:span text:style-name="T12">В </text:span><text:span text:style-name="T11">лабораторной работе исследуются структуры данных и работа фу</text:span><text:span text:style-name="T13">н</text:span><text:span text:style-name="T11">кций управления памятью ядра операционной системы.</text:span></text:p>
      <text:p text:style-name="P5"/>
      <text:p text:style-name="P33">Выполнение</text:p>
      <text:p text:style-name="P29">Написан код .COM модуля, который <text:span text:style-name="T18">при помощи прерывания 4Ah достает информацию о количестве доступной памяти, далее достает размер расширенной памяти из CMOS, информацию о блоках управления памятью MCB, и выводит эту информацию на экран. Результат работы представлен в приложении А, L3_1.</text:span></text:p>
      <text:p text:style-name="P30">Далее программа модифицируется, и теперь освобождает всю неиспользуемую ей память. <text:s/><text:span text:style-name="T18">Результат работы представлен в приложении А, L3_</text:span>2.</text:p>
      <text:p text:style-name="P31">Далее программа сразу после освобождения памяти запрашивает дополнительно 64Кб. <text:span text:style-name="T18">Результат работы представлен в приложении А, L3_3</text:span>.</text:p>
      <text:p text:style-name="P32">Далее изначальная программа модифицируется таким образом, чтобы запрашивать память перед ее очищением. <text:s/><text:span text:style-name="T18">Результат работы представлен в приложении А, L3_4.</text:span></text:p>
      <text:p text:style-name="P32">Код программ представлен в приложении Б</text:p>
      <text:p text:style-name="P32"/>
      <text:p text:style-name="P3">Контрольные вопросы</text:p>
      <text:list xml:id="list2259686151" text:style-name="WWNum1">
        <text:list-item>
          <text:p text:style-name="P34">Что <text:span text:style-name="T19">означает «доступный объем памяти»</text:span>?</text:p>
          <text:p text:style-name="P35">Память, которая может быть отведена исполняемой программе. </text:p>
        </text:list-item>
        <text:list-item>
          <text:p text:style-name="P36">Где MCB блок вашей программы в списке?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8">П<text:span text:style-name="T23">ринадлежность блока определяется по полю владельца в блокЕ, а так же по полю, содержащему восемь байтов, которые, в случае принадлежности блока нашей программе будут содержать имя исполняемого файла</text:span></text:p>
                                  <text:p text:style-name="P39">Во всех случаях нашей программе принадлежит блок 4 размером 144 байта, вероятно содержащий переменные среды</text:p>
                                  <text:p text:style-name="P40">Первый случай: пятый блок</text:p>
                                  <text:p text:style-name="P40"><text:soft-page-break/>Второй случай: пятый блок+ шестой освобожденный</text:p>
                                  <text:p text:style-name="P40">Третий случай: пятый и шестой блок+ седьмой освобожденный</text:p>
                                  <text:p text:style-name="P40">Четвертый случай: пятый блок+ шестой освобожденный</text:p>
                                  <text:p text:style-name="P41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">Какой размер памяти занимает программа в каждом случае?</text:p>
          <text:p text:style-name="P44"><text:span text:style-name="T25">Программа 1 занимает всю доступную память — 59088 байт.</text:span></text:p>
          <text:p text:style-name="P43"><text:span text:style-name="T24">П</text:span>рограмма 2 освобождает неиспользуемую память и занимает 1376 байт.</text:p>
          <text:p text:style-name="P42"><text:span text:style-name="T20">Программа 3 занимает 1440 байт</text:span><text:span text:style-name="T22">(пятый блок)</text:span><text:span text:style-name="T20">. </text:span><text:span text:style-name="T21">+ </text:span><text:span text:style-name="T22">выделенные</text:span><text:span text:style-name="T21"> 64Кб</text:span><text:span text:style-name="T22">(шестой блок)</text:span></text:p>
          <text:p text:style-name="P42"><text:span text:style-name="T20">Программа </text:span><text:span text:style-name="T21">4</text:span><text:span text:style-name="T20"> занимает 1440</text:span><text:span text:style-name="T21"> </text:span><text:span text:style-name="T20">байт, </text:span><text:span text:style-name="T22">остальное очищено</text:span></text:p>
        </text:list-item>
      </text:list>
      <text:p text:style-name="P7">Выводы.</text:p>
      <text:p text:style-name="P8">В результате работы были разобраны некоторые концепции языка ассемблера и работы операционной системы DOS. <text:span text:style-name="T15">Были и</text:span><text:span text:style-name="T16">сследован</text:span><text:span text:style-name="T17">ы</text:span><text:span text:style-name="T16"> </text:span><text:span text:style-name="T17">структуры данных и функции управления памятью.</text:span></text:p>
      <text:p text:style-name="P15"><text:span text:style-name="Book_20_Title"><text:span text:style-name="T1">Приложение А</text:span></text:span></text:p>
      <text:p text:style-name="P13"><text:span text:style-name="Book_20_Title"><text:span text:style-name="T14"/></text:span></text:p>
      <text:p text:style-name="P13"><text:span text:style-name="Book_20_Title"><text:span text:style-name="T3">L</text:span></text:span><text:span text:style-name="Book_20_Title"><text:span text:style-name="T4">3_1</text:span></text:span></text:p>
      <text:p text:style-name="P9">E6D0</text:p>
      <text:p text:style-name="P9">3C00</text:p>
      <text:p text:style-name="P9"/>
      <text:p text:style-name="P9">0001</text:p>
      <text:p text:style-name="P9"><text:s/>MS DOS</text:p>
      <text:p text:style-name="P9"/>
      <text:p text:style-name="P9">0010</text:p>
      <text:p text:style-name="P9"/>
      <text:p text:style-name="P9"/>
      <text:p text:style-name="P9"/>
      <text:p text:style-name="P9">0002</text:p>
      <text:p text:style-name="P9"><text:s/>free</text:p>
      <text:p text:style-name="P9"/>
      <text:p text:style-name="P9">0040</text:p>
      <text:p text:style-name="P9"/>
      <text:p text:style-name="P9">DPMILOAD</text:p>
      <text:p text:style-name="P9"/>
      <text:p text:style-name="P9">0003</text:p>
      <text:p text:style-name="P9">0040</text:p>
      <text:p text:style-name="P9">0100</text:p>
      <text:p text:style-name="P9"/>
      <text:p text:style-name="P9"/>
      <text:p text:style-name="P9"/>
      <text:p text:style-name="P9">0004</text:p>
      <text:p text:style-name="P9">0192</text:p>
      <text:p text:style-name="P9">0090</text:p>
      <text:p text:style-name="P9"/>
      <text:p text:style-name="P9"/>
      <text:p text:style-name="P9"/>
      <text:p text:style-name="P9">0005</text:p>
      <text:p text:style-name="P9">0192</text:p>
      <text:p text:style-name="P9">E6D0</text:p>
      <text:p text:style-name="P9"/>
      <text:p text:style-name="P9">L3_1</text:p>
      <text:p text:style-name="P9"/>
      <text:p text:style-name="P12"><text:span text:style-name="Book_20_Title"><text:span text:style-name="T7">L</text:span></text:span><text:span text:style-name="Book_20_Title"><text:span text:style-name="T8">3_2</text:span></text:span></text:p>
      <text:p text:style-name="P9">E6D0</text:p>
      <text:p text:style-name="P9">Mem freed</text:p>
      <text:p text:style-name="P9"/>
      <text:p text:style-name="P9">3C00</text:p>
      <text:p text:style-name="P9"/>
      <text:p text:style-name="P9">0001</text:p>
      <text:p text:style-name="P9"><text:s/>MS DOS</text:p>
      <text:p text:style-name="P9"><text:soft-page-break/></text:p>
      <text:p text:style-name="P9">0010</text:p>
      <text:p text:style-name="P9"/>
      <text:p text:style-name="P9"/>
      <text:p text:style-name="P9"/>
      <text:p text:style-name="P9">0002</text:p>
      <text:p text:style-name="P9"><text:s/>free</text:p>
      <text:p text:style-name="P9"/>
      <text:p text:style-name="P9">0040</text:p>
      <text:p text:style-name="P9"/>
      <text:p text:style-name="P9">DPMILOAD</text:p>
      <text:p text:style-name="P9"/>
      <text:p text:style-name="P9">0003</text:p>
      <text:p text:style-name="P9">0040</text:p>
      <text:p text:style-name="P9">0100</text:p>
      <text:p text:style-name="P9"/>
      <text:p text:style-name="P9"/>
      <text:p text:style-name="P9"/>
      <text:p text:style-name="P9">0004</text:p>
      <text:p text:style-name="P9">0192</text:p>
      <text:p text:style-name="P9">0090</text:p>
      <text:p text:style-name="P9"/>
      <text:p text:style-name="P9"/>
      <text:p text:style-name="P9"/>
      <text:p text:style-name="P9">0005</text:p>
      <text:p text:style-name="P9">0192</text:p>
      <text:p text:style-name="P9">0510</text:p>
      <text:p text:style-name="P9"/>
      <text:p text:style-name="P9">L3_2</text:p>
      <text:p text:style-name="P9"/>
      <text:p text:style-name="P9">0006</text:p>
      <text:p text:style-name="P9"><text:s/>free</text:p>
      <text:p text:style-name="P9"/>
      <text:p text:style-name="P9">E1B0</text:p>
      <text:p text:style-name="P9"/>
      <text:p text:style-name="P9">s kernel</text:p>
      <text:p text:style-name="P9"/>
      <text:p text:style-name="P12"><text:span text:style-name="Book_20_Title"><text:span text:style-name="T7">L</text:span></text:span><text:span text:style-name="Book_20_Title"><text:span text:style-name="T8">3_3</text:span></text:span></text:p>
      <text:p text:style-name="P9">E6D0</text:p>
      <text:p text:style-name="P9">Mem freed</text:p>
      <text:p text:style-name="P9">Mem allocated</text:p>
      <text:p text:style-name="P9"/>
      <text:p text:style-name="P9">3C00</text:p>
      <text:p text:style-name="P9"/>
      <text:p text:style-name="P9">0001</text:p>
      <text:p text:style-name="P9"><text:s/>MS DOS</text:p>
      <text:p text:style-name="P9"/>
      <text:p text:style-name="P9">0010</text:p>
      <text:p text:style-name="P9"><text:soft-page-break/></text:p>
      <text:p text:style-name="P9"/>
      <text:p text:style-name="P9"/>
      <text:p text:style-name="P9">0002</text:p>
      <text:p text:style-name="P9"><text:s/>free</text:p>
      <text:p text:style-name="P9"/>
      <text:p text:style-name="P9">0040</text:p>
      <text:p text:style-name="P9"/>
      <text:p text:style-name="P9">DPMILOAD</text:p>
      <text:p text:style-name="P9"/>
      <text:p text:style-name="P9">0003</text:p>
      <text:p text:style-name="P9">0040</text:p>
      <text:p text:style-name="P9">0100</text:p>
      <text:p text:style-name="P9"/>
      <text:p text:style-name="P9"/>
      <text:p text:style-name="P9"/>
      <text:p text:style-name="P9">0004</text:p>
      <text:p text:style-name="P9">0192</text:p>
      <text:p text:style-name="P9">0090</text:p>
      <text:p text:style-name="P9"/>
      <text:p text:style-name="P9"/>
      <text:p text:style-name="P9"/>
      <text:p text:style-name="P9">0005</text:p>
      <text:p text:style-name="P9">0192</text:p>
      <text:p text:style-name="P9">0550</text:p>
      <text:p text:style-name="P9"/>
      <text:p text:style-name="P9">L3_3</text:p>
      <text:p text:style-name="P9"/>
      <text:p text:style-name="P9">0006</text:p>
      <text:p text:style-name="P9">0192</text:p>
      <text:p text:style-name="P9">0000</text:p>
      <text:p text:style-name="P9"/>
      <text:p text:style-name="P9">L3_3</text:p>
      <text:p text:style-name="P9"/>
      <text:p text:style-name="P9">0007</text:p>
      <text:p text:style-name="P9"><text:s/>free</text:p>
      <text:p text:style-name="P9"/>
      <text:p text:style-name="P9">E160</text:p>
      <text:p text:style-name="P9"/>
      <text:p text:style-name="P9">©#</text:p>
      <text:p text:style-name="P9"/>
      <text:p text:style-name="P12"><text:span text:style-name="Book_20_Title"><text:span text:style-name="T7">L</text:span></text:span><text:span text:style-name="Book_20_Title"><text:span text:style-name="T8">3_4</text:span></text:span></text:p>
      <text:p text:style-name="P11">E6D0</text:p>
      <text:p text:style-name="P11">Mem not allocated</text:p>
      <text:p text:style-name="P9">Mem freed</text:p>
      <text:p text:style-name="P9"/>
      <text:p text:style-name="P9">3C00</text:p>
      <text:p text:style-name="P9"/>
      <text:p text:style-name="P9"><text:soft-page-break/>0001</text:p>
      <text:p text:style-name="P9"><text:s/>MS DOS</text:p>
      <text:p text:style-name="P9"/>
      <text:p text:style-name="P9">0010</text:p>
      <text:p text:style-name="P9"/>
      <text:p text:style-name="P9"/>
      <text:p text:style-name="P9"/>
      <text:p text:style-name="P9">0002</text:p>
      <text:p text:style-name="P9"><text:s/>free</text:p>
      <text:p text:style-name="P9"/>
      <text:p text:style-name="P9">0040</text:p>
      <text:p text:style-name="P9"/>
      <text:p text:style-name="P9">DPMILOAD</text:p>
      <text:p text:style-name="P9"/>
      <text:p text:style-name="P9">0003</text:p>
      <text:p text:style-name="P9">0040</text:p>
      <text:p text:style-name="P9">0100</text:p>
      <text:p text:style-name="P9"/>
      <text:p text:style-name="P9"/>
      <text:p text:style-name="P9"/>
      <text:p text:style-name="P9">0004</text:p>
      <text:p text:style-name="P9">0192</text:p>
      <text:p text:style-name="P9">0090</text:p>
      <text:p text:style-name="P9"/>
      <text:p text:style-name="P9"/>
      <text:p text:style-name="P9"/>
      <text:p text:style-name="P9">0005</text:p>
      <text:p text:style-name="P9">0192</text:p>
      <text:p text:style-name="P9">0550</text:p>
      <text:p text:style-name="P9"/>
      <text:p text:style-name="P9">L3_4</text:p>
      <text:p text:style-name="P9"/>
      <text:p text:style-name="P9">0006</text:p>
      <text:p text:style-name="P9"><text:s/>free</text:p>
      <text:p text:style-name="P9"/>
      <text:p text:style-name="P9">E170</text:p>
      <text:p text:style-name="P9"/>
      <text:p text:style-name="P9">L3_3</text:p>
      <text:p text:style-name="P9"/>
      <text:p text:style-name="P14"><text:span text:style-name="Book_20_Title"><text:span text:style-name="T6">Приложение </text:span></text:span><text:span text:style-name="Book_20_Title"><text:span text:style-name="T8">Б</text:span></text:span></text:p>
      <text:p text:style-name="P9"/>
      <text:p text:style-name="P10"><text:tab/></text:p>
      <text:p text:style-name="P10"><text:span text:style-name="Book_20_Title"><text:span text:style-name="T7">L</text:span></text:span><text:span text:style-name="Book_20_Title"><text:span text:style-name="T8">3_1.ASM</text:span></text:span></text:p>
      <text:p text:style-name="P10">TESTPC<text:tab/>SEGMENT</text:p>
      <text:p text:style-name="P10"><text:tab/>ASSUME CS:TESTPC, DS:TESTPC, ES:NOTHING, SS:NOTHING</text:p>
      <text:p text:style-name="P10"><text:tab/>ORG 100H</text:p>
      <text:p text:style-name="P10"><text:tab/></text:p>
      <text:p text:style-name="P10">START:<text:tab/>JMP BEGIN</text:p>
      <text:p text:style-name="P10">;data</text:p>
      <text:p text:style-name="P10"/>
      <text:p text:style-name="P10">STR_O1 db " free$";</text:p>
      <text:p text:style-name="P10">STR_O2 db " OS XMS UMB$";</text:p>
      <text:p text:style-name="P10">STR_O3 db " driver's top memory$";</text:p>
      <text:p text:style-name="P10">STR_O4 db " MS DOS$";</text:p>
      <text:p text:style-name="P10">STR_O5 db " control block 386MAX UMB$";</text:p>
      <text:p text:style-name="P10">STR_O6 db " blocked 386MAX$";</text:p>
      <text:p text:style-name="P10">STR_O7 db " 386MAX UMB$";</text:p>
      <text:p text:style-name="P10"/>
      <text:p text:style-name="P10">NEW_LINE db 0DH,0AH,'$'</text:p>
      <text:p text:style-name="P10"/>
      <text:p text:style-name="P10"/>
      <text:p text:style-name="P10"/>
      <text:p text:style-name="P10"/>
      <text:p text:style-name="P10">STRING DB 'Some text <text:s text:c="6"/>',0DH,0AH,'$'</text:p>
      <text:p text:style-name="P10">;procedures</text:p>
      <text:p text:style-name="P10"/>
      <text:p text:style-name="P10">DIGIT_TO_CHAR PROC near</text:p>
      <text:p text:style-name="P10">;AL</text:p>
      <text:p text:style-name="P10"><text:tab/>and al,0Fh</text:p>
      <text:p text:style-name="P10"><text:tab/>cmp al,09h</text:p>
      <text:p text:style-name="P10"><text:tab/>jle BLW</text:p>
      <text:p text:style-name="P10"><text:tab/>add al,'A'</text:p>
      <text:p text:style-name="P10"><text:tab/>sub al, 0Ah</text:p>
      <text:p text:style-name="P10"><text:tab/>jmp DTC_CONT</text:p>
      <text:p text:style-name="P10">BLW:</text:p>
      <text:p text:style-name="P10"><text:tab/>add al,'0'</text:p>
      <text:p text:style-name="P10">DTC_CONT:</text:p>
      <text:p text:style-name="P10"><text:tab/>ret</text:p>
      <text:p text:style-name="P10">DIGIT_TO_CHAR ENDP</text:p>
      <text:p text:style-name="P10">;----------------------------------------</text:p>
      <text:p text:style-name="P10">PRINT_AS_HEX proc near</text:p>
      <text:p text:style-name="P10">;AL - number</text:p>
      <text:p text:style-name="P10">;;breaks AX,CX,BX</text:p>
      <text:p text:style-name="P10"><text:tab/>push ax</text:p>
      <text:p text:style-name="P10"><text:tab/>push bx</text:p>
      <text:p text:style-name="P10"><text:tab/>push cx</text:p>
      <text:p text:style-name="P10"><text:soft-page-break/><text:tab/>push dx</text:p>
      <text:p text:style-name="P10"><text:tab/>;mov bx,dx</text:p>
      <text:p text:style-name="P10"><text:tab/>mov ch,al</text:p>
      <text:p text:style-name="P10"><text:tab/>mov cl,4</text:p>
      <text:p text:style-name="P10"><text:tab/>shr al,cl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mov al,ch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;mov dx,bx</text:p>
      <text:p text:style-name="P10"><text:tab/>pop dx</text:p>
      <text:p text:style-name="P10"><text:tab/>pop cx</text:p>
      <text:p text:style-name="P10"><text:tab/>pop bx</text:p>
      <text:p text:style-name="P10"><text:tab/>pop ax</text:p>
      <text:p text:style-name="P10"><text:tab/></text:p>
      <text:p text:style-name="P10"><text:tab/></text:p>
      <text:p text:style-name="P10"><text:tab/></text:p>
      <text:p text:style-name="P10"><text:tab/>ret</text:p>
      <text:p text:style-name="P10">PRINT_AS_HEX ENDP</text:p>
      <text:p text:style-name="P10"/>
      <text:p text:style-name="P10">PRINT_WORD proc near</text:p>
      <text:p text:style-name="P10">;AX - word</text:p>
      <text:p text:style-name="P10"><text:tab/>xchg AL,AH</text:p>
      <text:p text:style-name="P10"><text:tab/>call PRINT_AS_HEX</text:p>
      <text:p text:style-name="P10"><text:tab/>xchg AL,AH</text:p>
      <text:p text:style-name="P10"><text:tab/>call PRINT_AS_HEX</text:p>
      <text:p text:style-name="P10"><text:tab/>ret</text:p>
      <text:p text:style-name="P10"/>
      <text:p text:style-name="P10">PRINT_WORD ENDP</text:p>
      <text:p text:style-name="P10"/>
      <text:p text:style-name="P10">LN PROC</text:p>
      <text:p text:style-name="P10"><text:tab/>push AX</text:p>
      <text:p text:style-name="P10"><text:tab/>push DX</text:p>
      <text:p text:style-name="P10"><text:tab/>mov DX, offset NEW_LINE</text:p>
      <text:p text:style-name="P10"><text:tab/>mov AH, 9h</text:p>
      <text:p text:style-name="P10"><text:tab/>int 21h</text:p>
      <text:p text:style-name="P10"><text:tab/>pop DX</text:p>
      <text:p text:style-name="P10"><text:tab/>pop AX</text:p>
      <text:p text:style-name="P10"><text:tab/>ret</text:p>
      <text:p text:style-name="P10">LN ENDP</text:p>
      <text:p text:style-name="P10"/>
      <text:p text:style-name="P10">;-----------------</text:p>
      <text:p text:style-name="P10">BEGIN:<text:tab/></text:p>
      <text:p text:style-name="P10"><text:soft-page-break/>;Avalible mem</text:p>
      <text:p text:style-name="P10"><text:tab/>mov AH, 4Ah</text:p>
      <text:p text:style-name="P10"><text:tab/>mov BX, 0FFFFh</text:p>
      <text:p text:style-name="P10"><text:tab/>int 21h;</text:p>
      <text:p text:style-name="P10"><text:tab/>shl BX, 4</text:p>
      <text:p text:style-name="P10"><text:tab/>mov AX, BX</text:p>
      <text:p text:style-name="P10"><text:tab/>call PRINT_WORD<text:tab/></text:p>
      <text:p text:style-name="P10">;Extended mem</text:p>
      <text:p text:style-name="P10"><text:tab/>mov AL, 30h</text:p>
      <text:p text:style-name="P10"><text:tab/>out 70h, AL</text:p>
      <text:p text:style-name="P10"><text:tab/>in AL, 71h</text:p>
      <text:p text:style-name="P10"><text:tab/>mov BL, AL</text:p>
      <text:p text:style-name="P10"><text:tab/>mov AL, 31h</text:p>
      <text:p text:style-name="P10"><text:tab/>out 70h, AL</text:p>
      <text:p text:style-name="P10"><text:tab/>in AL, 71h</text:p>
      <text:p text:style-name="P10"><text:tab/>mov BH, AL</text:p>
      <text:p text:style-name="P10"><text:tab/>mov AX, BX</text:p>
      <text:p text:style-name="P10"><text:tab/>call LN</text:p>
      <text:p text:style-name="P10"><text:tab/>call PRINT_WORD<text:tab/></text:p>
      <text:p text:style-name="P10"><text:tab/>call LN</text:p>
      <text:p text:style-name="P10"><text:tab/>call LN</text:p>
      <text:p text:style-name="P10">;MCB's</text:p>
      <text:p text:style-name="P10"><text:tab/>mov AH, 52h</text:p>
      <text:p text:style-name="P10"><text:tab/>int 21h</text:p>
      <text:p text:style-name="P10"><text:tab/>mov AX, ES:[BX-2]</text:p>
      <text:p text:style-name="P10"><text:tab/>mov ES, AX</text:p>
      <text:p text:style-name="P10"><text:tab/>xor CX, CX</text:p>
      <text:p text:style-name="P10">NEXT:</text:p>
      <text:p text:style-name="P10"><text:tab/>inc CX</text:p>
      <text:p text:style-name="P10"><text:tab/>mov AX,CX</text:p>
      <text:p text:style-name="P10"><text:tab/>call PRINT_WORD</text:p>
      <text:p text:style-name="P10"><text:tab/>call LN</text:p>
      <text:p text:style-name="P10"><text:tab/>push CX</text:p>
      <text:p text:style-name="P10"><text:tab/></text:p>
      <text:p text:style-name="P10"><text:tab/>xor AX, AX</text:p>
      <text:p text:style-name="P10"><text:tab/>mov AL, ES:[0h]</text:p>
      <text:p text:style-name="P10"><text:tab/>push AX</text:p>
      <text:p text:style-name="P10"><text:tab/>mov AX, ES:[1h]</text:p>
      <text:p text:style-name="P10"/>
      <text:p text:style-name="P10"><text:tab/>cmp AX, 0h</text:p>
      <text:p text:style-name="P10"><text:tab/>je AREA_FREE</text:p>
      <text:p text:style-name="P10"><text:tab/>cmp AX, 6h</text:p>
      <text:p text:style-name="P10"><text:tab/>je AREA_DRIVER</text:p>
      <text:p text:style-name="P10"><text:tab/>cmp AX, 7h</text:p>
      <text:p text:style-name="P10"><text:tab/>je AREA_TOP</text:p>
      <text:p text:style-name="P10"><text:tab/>cmp AX, 8h</text:p>
      <text:p text:style-name="P10"><text:tab/>je AREA_DOS</text:p>
      <text:p text:style-name="P10"><text:tab/>cmp AX, 0FFFAh</text:p>
      <text:p text:style-name="P10"><text:soft-page-break/><text:tab/>je AREA_BLOCK</text:p>
      <text:p text:style-name="P10"><text:tab/>cmp AX, 0FFFDh</text:p>
      <text:p text:style-name="P10"><text:tab/>je AREA_BLOCKED</text:p>
      <text:p text:style-name="P10"><text:tab/>cmp AX, 0FFFEh</text:p>
      <text:p text:style-name="P10"><text:tab/>je AREA_LAST</text:p>
      <text:p text:style-name="P10"><text:tab/>xor DX, DX</text:p>
      <text:p text:style-name="P10"><text:tab/>call PRINT_WORD</text:p>
      <text:p text:style-name="P10"><text:tab/>call LN</text:p>
      <text:p text:style-name="P10"><text:tab/>jmp AFTER_SWITCH</text:p>
      <text:p text:style-name="P10"/>
      <text:p text:style-name="P10"/>
      <text:p text:style-name="P10">AREA_FREE:</text:p>
      <text:p text:style-name="P10"><text:tab/>mov DX, offset STR_O1</text:p>
      <text:p text:style-name="P10"><text:tab/>jmp END_OF_SWITCH</text:p>
      <text:p text:style-name="P10">AREA_DRIVER:</text:p>
      <text:p text:style-name="P10"><text:tab/>mov DX, offset STR_O2</text:p>
      <text:p text:style-name="P10"><text:tab/>jmp END_OF_SWITCH</text:p>
      <text:p text:style-name="P10">AREA_TOP:</text:p>
      <text:p text:style-name="P10"><text:tab/>mov DX, offset STR_O3</text:p>
      <text:p text:style-name="P10"><text:tab/>jmp END_OF_SWITCH</text:p>
      <text:p text:style-name="P10">AREA_DOS:</text:p>
      <text:p text:style-name="P10"><text:tab/>mov DX, offset STR_O4</text:p>
      <text:p text:style-name="P10"><text:tab/>jmp END_OF_SWITCH</text:p>
      <text:p text:style-name="P10">AREA_BLOCK:</text:p>
      <text:p text:style-name="P10"><text:tab/>mov DX, offset STR_O5</text:p>
      <text:p text:style-name="P10"><text:tab/>jmp END_OF_SWITCH</text:p>
      <text:p text:style-name="P10">AREA_BLOCKED:</text:p>
      <text:p text:style-name="P10"><text:tab/>mov DX, offset STR_O6</text:p>
      <text:p text:style-name="P10"><text:tab/>jmp END_OF_SWITCH</text:p>
      <text:p text:style-name="P10">AREA_LAST:</text:p>
      <text:p text:style-name="P10"><text:tab/>mov DX, offset STR_O7</text:p>
      <text:p text:style-name="P10">END_OF_SWITCH:</text:p>
      <text:p text:style-name="P10"><text:tab/>push AX</text:p>
      <text:p text:style-name="P10"><text:tab/>mov AH, 9h</text:p>
      <text:p text:style-name="P10"><text:tab/>int 21h</text:p>
      <text:p text:style-name="P10"><text:tab/>pop AX</text:p>
      <text:p text:style-name="P10"><text:tab/>call LN</text:p>
      <text:p text:style-name="P10"><text:tab/>call LN</text:p>
      <text:p text:style-name="P10"/>
      <text:p text:style-name="P10">AFTER_SWITCH:<text:tab/></text:p>
      <text:p text:style-name="P10">;size</text:p>
      <text:p text:style-name="P10"><text:tab/>mov AX, ES:[3h]</text:p>
      <text:p text:style-name="P10"><text:tab/>mov BX, 10h</text:p>
      <text:p text:style-name="P10"><text:tab/>mul BX</text:p>
      <text:p text:style-name="P10"><text:tab/>call PRINT_WORD</text:p>
      <text:p text:style-name="P10"><text:tab/>call LN</text:p>
      <text:p text:style-name="P10"><text:tab/></text:p>
      <text:p text:style-name="P10"><text:tab/>mov CX, 8</text:p>
      <text:p text:style-name="P10"><text:soft-page-break/><text:tab/>xor SI, SI</text:p>
      <text:p text:style-name="P10"><text:tab/>call LN</text:p>
      <text:p text:style-name="P10">PRINT_LAST_BYTES:</text:p>
      <text:p text:style-name="P10"><text:tab/>mov DL, ES:[SI + 8h]</text:p>
      <text:p text:style-name="P10"><text:tab/>mov AH, 02h</text:p>
      <text:p text:style-name="P10"><text:tab/>int 21h</text:p>
      <text:p text:style-name="P10"><text:tab/>inc SI</text:p>
      <text:p text:style-name="P10"><text:tab/>loop PRINT_LAST_BYTES</text:p>
      <text:p text:style-name="P10"><text:tab/>call LN</text:p>
      <text:p text:style-name="P10"/>
      <text:p text:style-name="P10"><text:tab/>mov AX, ES:[3h]</text:p>
      <text:p text:style-name="P10"><text:tab/>mov BX, ES</text:p>
      <text:p text:style-name="P10"><text:tab/>add BX, AX</text:p>
      <text:p text:style-name="P10"><text:tab/>inc BX</text:p>
      <text:p text:style-name="P10"><text:tab/>mov ES, BX</text:p>
      <text:p text:style-name="P10"><text:tab/>pop AX</text:p>
      <text:p text:style-name="P10"><text:tab/>pop CX</text:p>
      <text:p text:style-name="P10"><text:tab/>cmp AL, 5Ah</text:p>
      <text:p text:style-name="P10"><text:tab/>je END_PROC</text:p>
      <text:p text:style-name="P10"><text:tab/>call LN</text:p>
      <text:p text:style-name="P10"><text:tab/>jmp NEXT</text:p>
      <text:p text:style-name="P10">END_PROC:</text:p>
      <text:p text:style-name="P10"><text:tab/></text:p>
      <text:p text:style-name="P10"><text:tab/></text:p>
      <text:p text:style-name="P10">EXIT:</text:p>
      <text:p text:style-name="P10"><text:tab/>xor AL,AL</text:p>
      <text:p text:style-name="P10"><text:tab/>mov AH,4Ch</text:p>
      <text:p text:style-name="P10"><text:tab/>int 21h</text:p>
      <text:p text:style-name="P10">TESTPC ENDS</text:p>
      <text:p text:style-name="P10">END START</text:p>
      <text:p text:style-name="P10"/>
      <text:p text:style-name="P10"><text:span text:style-name="Book_20_Title"><text:span text:style-name="T2"/></text:span></text:p>
      <text:p text:style-name="P12"><text:span text:style-name="Book_20_Title"><text:span text:style-name="T7">L</text:span></text:span><text:span text:style-name="Book_20_Title"><text:span text:style-name="T8">3_2.asm</text:span></text:span></text:p>
      <text:p text:style-name="P10">TESTPC<text:tab/>SEGMENT</text:p>
      <text:p text:style-name="P10"><text:tab/>ASSUME CS:TESTPC, DS:TESTPC, ES:NOTHING, SS:NOTHING</text:p>
      <text:p text:style-name="P10"><text:tab/>ORG 100H</text:p>
      <text:p text:style-name="P10"><text:tab/></text:p>
      <text:p text:style-name="P10">START:<text:tab/>JMP BEGIN</text:p>
      <text:p text:style-name="P10">;data</text:p>
      <text:p text:style-name="P10"/>
      <text:p text:style-name="P10">STR_O1 db " free$";</text:p>
      <text:p text:style-name="P10">STR_O2 db " OS XMS UMB$";</text:p>
      <text:p text:style-name="P10">STR_O3 db " driver's top memory$";</text:p>
      <text:p text:style-name="P10">STR_O4 db " MS DOS$";</text:p>
      <text:p text:style-name="P10">STR_O5 db " control block 386MAX UMB$";</text:p>
      <text:p text:style-name="P10">STR_O6 db " blocked 386MAX$";</text:p>
      <text:p text:style-name="P10">STR_O7 db " 386MAX UMB$";</text:p>
      <text:p text:style-name="P10"/>
      <text:p text:style-name="P10"><text:soft-page-break/>FREE_SUCCESS db "Mem freed$";</text:p>
      <text:p text:style-name="P10">FREE_FAIL db "Mem not freed$";</text:p>
      <text:p text:style-name="P10"/>
      <text:p text:style-name="P10">NEW_LINE db 0DH,0AH,'$'</text:p>
      <text:p text:style-name="P10"/>
      <text:p text:style-name="P10"/>
      <text:p text:style-name="P10"/>
      <text:p text:style-name="P10"/>
      <text:p text:style-name="P10">STRING DB 'Some text <text:s text:c="6"/>',0DH,0AH,'$'</text:p>
      <text:p text:style-name="P10">;procedures</text:p>
      <text:p text:style-name="P10"/>
      <text:p text:style-name="P10">PRINT PROC</text:p>
      <text:p text:style-name="P10"><text:tab/><text:tab/>push AX</text:p>
      <text:p text:style-name="P10"><text:tab/><text:tab/>mov AH, 9h</text:p>
      <text:p text:style-name="P10"><text:tab/><text:tab/>int 21h</text:p>
      <text:p text:style-name="P10"><text:tab/><text:tab/>pop AX</text:p>
      <text:p text:style-name="P10"><text:tab/><text:tab/>ret</text:p>
      <text:p text:style-name="P10">PRINT ENDP</text:p>
      <text:p text:style-name="P10"/>
      <text:p text:style-name="P10">DIGIT_TO_CHAR PROC near</text:p>
      <text:p text:style-name="P10">;AL</text:p>
      <text:p text:style-name="P10"><text:tab/>and al,0Fh</text:p>
      <text:p text:style-name="P10"><text:tab/>cmp al,09h</text:p>
      <text:p text:style-name="P10"><text:tab/>jle BLW</text:p>
      <text:p text:style-name="P10"><text:tab/>add al,'A'</text:p>
      <text:p text:style-name="P10"><text:tab/>sub al, 0Ah</text:p>
      <text:p text:style-name="P10"><text:tab/>jmp DTC_CONT</text:p>
      <text:p text:style-name="P10">BLW:</text:p>
      <text:p text:style-name="P10"><text:tab/>add al,'0'</text:p>
      <text:p text:style-name="P10">DTC_CONT:</text:p>
      <text:p text:style-name="P10"><text:tab/>ret</text:p>
      <text:p text:style-name="P10">DIGIT_TO_CHAR ENDP</text:p>
      <text:p text:style-name="P10">;----------------------------------------</text:p>
      <text:p text:style-name="P10">PRINT_AS_HEX proc near</text:p>
      <text:p text:style-name="P10">;AL - number</text:p>
      <text:p text:style-name="P10">;;breaks AX,CX,BX</text:p>
      <text:p text:style-name="P10"><text:tab/>push ax</text:p>
      <text:p text:style-name="P10"><text:tab/>push bx</text:p>
      <text:p text:style-name="P10"><text:tab/>push cx</text:p>
      <text:p text:style-name="P10"><text:tab/>push dx</text:p>
      <text:p text:style-name="P10"><text:tab/>;mov bx,dx</text:p>
      <text:p text:style-name="P10"><text:tab/>mov ch,al</text:p>
      <text:p text:style-name="P10"><text:tab/>mov cl,4</text:p>
      <text:p text:style-name="P10"><text:tab/>shr al,cl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soft-page-break/><text:tab/>mov al,ch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;mov dx,bx</text:p>
      <text:p text:style-name="P10"><text:tab/>pop dx</text:p>
      <text:p text:style-name="P10"><text:tab/>pop cx</text:p>
      <text:p text:style-name="P10"><text:tab/>pop bx</text:p>
      <text:p text:style-name="P10"><text:tab/>pop ax</text:p>
      <text:p text:style-name="P10"><text:tab/></text:p>
      <text:p text:style-name="P10"><text:tab/></text:p>
      <text:p text:style-name="P10"><text:tab/></text:p>
      <text:p text:style-name="P10"><text:tab/>ret</text:p>
      <text:p text:style-name="P10">PRINT_AS_HEX ENDP</text:p>
      <text:p text:style-name="P10"/>
      <text:p text:style-name="P10">PRINT_WORD proc near</text:p>
      <text:p text:style-name="P10">;AX - word</text:p>
      <text:p text:style-name="P10"><text:tab/>xchg AL,AH</text:p>
      <text:p text:style-name="P10"><text:tab/>call PRINT_AS_HEX</text:p>
      <text:p text:style-name="P10"><text:tab/>xchg AL,AH</text:p>
      <text:p text:style-name="P10"><text:tab/>call PRINT_AS_HEX</text:p>
      <text:p text:style-name="P10"><text:tab/>ret</text:p>
      <text:p text:style-name="P10"/>
      <text:p text:style-name="P10">PRINT_WORD ENDP</text:p>
      <text:p text:style-name="P10"/>
      <text:p text:style-name="P10">LN PROC</text:p>
      <text:p text:style-name="P10"><text:tab/>push AX</text:p>
      <text:p text:style-name="P10"><text:tab/>push DX</text:p>
      <text:p text:style-name="P10"><text:tab/>mov DX, offset NEW_LINE</text:p>
      <text:p text:style-name="P10"><text:tab/>mov AH, 9h</text:p>
      <text:p text:style-name="P10"><text:tab/>int 21h</text:p>
      <text:p text:style-name="P10"><text:tab/>pop DX</text:p>
      <text:p text:style-name="P10"><text:tab/>pop AX</text:p>
      <text:p text:style-name="P10"><text:tab/>ret</text:p>
      <text:p text:style-name="P10">LN ENDP</text:p>
      <text:p text:style-name="P10"/>
      <text:p text:style-name="P10">;-----------------</text:p>
      <text:p text:style-name="P10">BEGIN:<text:tab/></text:p>
      <text:p text:style-name="P10"/>
      <text:p text:style-name="P10">;Avalible mem</text:p>
      <text:p text:style-name="P10"><text:tab/>mov AH, 4Ah</text:p>
      <text:p text:style-name="P10"><text:tab/>mov BX, 0FFFFh</text:p>
      <text:p text:style-name="P10"><text:tab/>int 21h;</text:p>
      <text:p text:style-name="P10"><text:tab/>shl BX, 4</text:p>
      <text:p text:style-name="P10"><text:tab/>mov AX, BX</text:p>
      <text:p text:style-name="P10"><text:tab/>call PRINT_WORD<text:tab/></text:p>
      <text:p text:style-name="P10"><text:tab/></text:p>
      <text:p text:style-name="P10"><text:soft-page-break/>;Free mem </text:p>
      <text:p text:style-name="P10"><text:tab/>xor AX,AX</text:p>
      <text:p text:style-name="P10"><text:tab/>mov BX, offset STACK_BUF_END</text:p>
      <text:p text:style-name="P10"><text:tab/>add BX, 10Fh</text:p>
      <text:p text:style-name="P10"><text:tab/>shr BX, 4</text:p>
      <text:p text:style-name="P10"><text:tab/>;sub BX,500</text:p>
      <text:p text:style-name="P10"><text:tab/>mov AH, 4Ah</text:p>
      <text:p text:style-name="P10"><text:tab/>int 21h</text:p>
      <text:p text:style-name="P10"><text:tab/>jnc SUCCESS</text:p>
      <text:p text:style-name="P10"><text:tab/>mov DX, offset FREE_FAIL</text:p>
      <text:p text:style-name="P10"><text:tab/>call PRINT</text:p>
      <text:p text:style-name="P10"><text:tab/>call LN</text:p>
      <text:p text:style-name="P10"><text:tab/>jmp FREE_END</text:p>
      <text:p text:style-name="P10"/>
      <text:p text:style-name="P10">SUCCESS:</text:p>
      <text:p text:style-name="P10"><text:tab/>mov DX, offset FREE_SUCCESS</text:p>
      <text:p text:style-name="P10"><text:tab/>call PRINT</text:p>
      <text:p text:style-name="P10"><text:tab/>call LN</text:p>
      <text:p text:style-name="P10">FREE_END:</text:p>
      <text:p text:style-name="P10"><text:tab/>xor AX,AX</text:p>
      <text:p text:style-name="P10"/>
      <text:p text:style-name="P10"/>
      <text:p text:style-name="P10"><text:tab/></text:p>
      <text:p text:style-name="P10">;Extended mem</text:p>
      <text:p text:style-name="P10"><text:tab/>mov AL, 30h</text:p>
      <text:p text:style-name="P10"><text:tab/>out 70h, AL</text:p>
      <text:p text:style-name="P10"><text:tab/>in AL, 71h</text:p>
      <text:p text:style-name="P10"><text:tab/>mov BL, AL</text:p>
      <text:p text:style-name="P10"><text:tab/>mov AL, 31h</text:p>
      <text:p text:style-name="P10"><text:tab/>out 70h, AL</text:p>
      <text:p text:style-name="P10"><text:tab/>in AL, 71h</text:p>
      <text:p text:style-name="P10"><text:tab/>mov BH, AL</text:p>
      <text:p text:style-name="P10"><text:tab/>mov AX, BX</text:p>
      <text:p text:style-name="P10"><text:tab/>call LN</text:p>
      <text:p text:style-name="P10"><text:tab/>call PRINT_WORD<text:tab/></text:p>
      <text:p text:style-name="P10"><text:tab/>call LN</text:p>
      <text:p text:style-name="P10"><text:tab/>call LN</text:p>
      <text:p text:style-name="P10">;MCB's</text:p>
      <text:p text:style-name="P10"><text:tab/>mov AH, 52h</text:p>
      <text:p text:style-name="P10"><text:tab/>int 21h</text:p>
      <text:p text:style-name="P10"><text:tab/>mov AX, ES:[BX-2]</text:p>
      <text:p text:style-name="P10"><text:tab/>mov ES, AX</text:p>
      <text:p text:style-name="P10"><text:tab/>xor CX, CX</text:p>
      <text:p text:style-name="P10">NEXT:</text:p>
      <text:p text:style-name="P10"><text:tab/>inc CX</text:p>
      <text:p text:style-name="P10"><text:tab/>mov AX,CX</text:p>
      <text:p text:style-name="P10"><text:tab/>call PRINT_WORD</text:p>
      <text:p text:style-name="P10"><text:tab/>call LN</text:p>
      <text:p text:style-name="P10"><text:soft-page-break/><text:tab/>push CX</text:p>
      <text:p text:style-name="P10"><text:tab/></text:p>
      <text:p text:style-name="P10"><text:tab/>xor AX, AX</text:p>
      <text:p text:style-name="P10"><text:tab/>mov AL, ES:[0h]</text:p>
      <text:p text:style-name="P10"><text:tab/>push AX</text:p>
      <text:p text:style-name="P10"><text:tab/>mov AX, ES:[1h]</text:p>
      <text:p text:style-name="P10"/>
      <text:p text:style-name="P10"><text:tab/>cmp AX, 0h</text:p>
      <text:p text:style-name="P10"><text:tab/>je AREA_FREE</text:p>
      <text:p text:style-name="P10"><text:tab/>cmp AX, 6h</text:p>
      <text:p text:style-name="P10"><text:tab/>je AREA_DRIVER</text:p>
      <text:p text:style-name="P10"><text:tab/>cmp AX, 7h</text:p>
      <text:p text:style-name="P10"><text:tab/>je AREA_TOP</text:p>
      <text:p text:style-name="P10"><text:tab/>cmp AX, 8h</text:p>
      <text:p text:style-name="P10"><text:tab/>je AREA_DOS</text:p>
      <text:p text:style-name="P10"><text:tab/>cmp AX, 0FFFAh</text:p>
      <text:p text:style-name="P10"><text:tab/>je AREA_BLOCK</text:p>
      <text:p text:style-name="P10"><text:tab/>cmp AX, 0FFFDh</text:p>
      <text:p text:style-name="P10"><text:tab/>je AREA_BLOCKED</text:p>
      <text:p text:style-name="P10"><text:tab/>cmp AX, 0FFFEh</text:p>
      <text:p text:style-name="P10"><text:tab/>je AREA_LAST</text:p>
      <text:p text:style-name="P10"><text:tab/>xor DX, DX</text:p>
      <text:p text:style-name="P10"><text:tab/>call PRINT_WORD</text:p>
      <text:p text:style-name="P10"><text:tab/>call LN</text:p>
      <text:p text:style-name="P10"><text:tab/>jmp AFTER_SWITCH</text:p>
      <text:p text:style-name="P10"/>
      <text:p text:style-name="P10"/>
      <text:p text:style-name="P10">AREA_FREE:</text:p>
      <text:p text:style-name="P10"><text:tab/>mov DX, offset STR_O1</text:p>
      <text:p text:style-name="P10"><text:tab/>jmp END_OF_SWITCH</text:p>
      <text:p text:style-name="P10">AREA_DRIVER:</text:p>
      <text:p text:style-name="P10"><text:tab/>mov DX, offset STR_O2</text:p>
      <text:p text:style-name="P10"><text:tab/>jmp END_OF_SWITCH</text:p>
      <text:p text:style-name="P10">AREA_TOP:</text:p>
      <text:p text:style-name="P10"><text:tab/>mov DX, offset STR_O3</text:p>
      <text:p text:style-name="P10"><text:tab/>jmp END_OF_SWITCH</text:p>
      <text:p text:style-name="P10">AREA_DOS:</text:p>
      <text:p text:style-name="P10"><text:tab/>mov DX, offset STR_O4</text:p>
      <text:p text:style-name="P10"><text:tab/>jmp END_OF_SWITCH</text:p>
      <text:p text:style-name="P10">AREA_BLOCK:</text:p>
      <text:p text:style-name="P10"><text:tab/>mov DX, offset STR_O5</text:p>
      <text:p text:style-name="P10"><text:tab/>jmp END_OF_SWITCH</text:p>
      <text:p text:style-name="P10">AREA_BLOCKED:</text:p>
      <text:p text:style-name="P10"><text:tab/>mov DX, offset STR_O6</text:p>
      <text:p text:style-name="P10"><text:tab/>jmp END_OF_SWITCH</text:p>
      <text:p text:style-name="P10">AREA_LAST:</text:p>
      <text:p text:style-name="P10"><text:tab/>mov DX, offset STR_O7</text:p>
      <text:p text:style-name="P10">END_OF_SWITCH:</text:p>
      <text:p text:style-name="P10"><text:soft-page-break/><text:tab/>call PRINT</text:p>
      <text:p text:style-name="P10"><text:tab/>call LN</text:p>
      <text:p text:style-name="P10"><text:tab/>call LN</text:p>
      <text:p text:style-name="P10"/>
      <text:p text:style-name="P10">AFTER_SWITCH:<text:tab/></text:p>
      <text:p text:style-name="P10">;size</text:p>
      <text:p text:style-name="P10"><text:tab/>mov AX, ES:[3h]</text:p>
      <text:p text:style-name="P10"><text:tab/>mov BX, 10h</text:p>
      <text:p text:style-name="P10"><text:tab/>mul BX</text:p>
      <text:p text:style-name="P10"><text:tab/>call PRINT_WORD</text:p>
      <text:p text:style-name="P10"><text:tab/>call LN</text:p>
      <text:p text:style-name="P10"><text:tab/></text:p>
      <text:p text:style-name="P10"><text:tab/>mov CX, 8</text:p>
      <text:p text:style-name="P10"><text:tab/>xor SI, SI</text:p>
      <text:p text:style-name="P10"><text:tab/>call LN</text:p>
      <text:p text:style-name="P10">PRINT_LAST_BYTES:</text:p>
      <text:p text:style-name="P10"><text:tab/>mov DL, ES:[SI + 8h]</text:p>
      <text:p text:style-name="P10"><text:tab/>mov AH, 02h</text:p>
      <text:p text:style-name="P10"><text:tab/>int 21h</text:p>
      <text:p text:style-name="P10"><text:tab/>inc SI</text:p>
      <text:p text:style-name="P10"><text:tab/>loop PRINT_LAST_BYTES</text:p>
      <text:p text:style-name="P10"><text:tab/>call LN</text:p>
      <text:p text:style-name="P10"/>
      <text:p text:style-name="P10"><text:tab/>mov AX, ES:[3h]</text:p>
      <text:p text:style-name="P10"><text:tab/>mov BX, ES</text:p>
      <text:p text:style-name="P10"><text:tab/>add BX, AX</text:p>
      <text:p text:style-name="P10"><text:tab/>inc BX</text:p>
      <text:p text:style-name="P10"><text:tab/>mov ES, BX</text:p>
      <text:p text:style-name="P10"><text:tab/>pop AX</text:p>
      <text:p text:style-name="P10"><text:tab/>pop CX</text:p>
      <text:p text:style-name="P10"><text:tab/>cmp AL, 5Ah</text:p>
      <text:p text:style-name="P10"><text:tab/>je END_PROC</text:p>
      <text:p text:style-name="P10"><text:tab/>call LN</text:p>
      <text:p text:style-name="P10"><text:tab/>jmp NEXT</text:p>
      <text:p text:style-name="P10">END_PROC:</text:p>
      <text:p text:style-name="P10"><text:tab/></text:p>
      <text:p text:style-name="P10"><text:tab/></text:p>
      <text:p text:style-name="P10">EXIT:</text:p>
      <text:p text:style-name="P10"><text:tab/>xor AL,AL</text:p>
      <text:p text:style-name="P10"><text:tab/>mov AH,4Ch</text:p>
      <text:p text:style-name="P10"><text:tab/>int 21h</text:p>
      <text:p text:style-name="P10"><text:tab/></text:p>
      <text:p text:style-name="P10"><text:tab/>STACK_BUF:</text:p>
      <text:p text:style-name="P10"><text:tab/><text:tab/>DW 128 dup(0)</text:p>
      <text:p text:style-name="P10"><text:tab/>STACK_BUF_END:</text:p>
      <text:p text:style-name="P10"><text:tab/></text:p>
      <text:p text:style-name="P10">TESTPC ENDS</text:p>
      <text:p text:style-name="P10">END START</text:p>
      <text:p text:style-name="P10"><text:soft-page-break/></text:p>
      <text:p text:style-name="P10"><text:span text:style-name="Book_20_Title"><text:span text:style-name="T2"/></text:span></text:p>
      <text:p text:style-name="P12"><text:span text:style-name="Book_20_Title"><text:span text:style-name="T7">L</text:span></text:span><text:span text:style-name="Book_20_Title"><text:span text:style-name="T8">3_3.asm</text:span></text:span></text:p>
      <text:p text:style-name="P10">TESTPC<text:tab/>SEGMENT</text:p>
      <text:p text:style-name="P10"><text:tab/>ASSUME CS:TESTPC, DS:TESTPC, ES:NOTHING, SS:NOTHING</text:p>
      <text:p text:style-name="P10"><text:tab/>ORG 100H</text:p>
      <text:p text:style-name="P10"><text:tab/></text:p>
      <text:p text:style-name="P10">START:<text:tab/>JMP BEGIN</text:p>
      <text:p text:style-name="P10">;data</text:p>
      <text:p text:style-name="P10"/>
      <text:p text:style-name="P10">STR_O1 db " free$";</text:p>
      <text:p text:style-name="P10">STR_O2 db " OS XMS UMB$";</text:p>
      <text:p text:style-name="P10">STR_O3 db " driver's top memory$";</text:p>
      <text:p text:style-name="P10">STR_O4 db " MS DOS$";</text:p>
      <text:p text:style-name="P10">STR_O5 db " control block 386MAX UMB$";</text:p>
      <text:p text:style-name="P10">STR_O6 db " blocked 386MAX$";</text:p>
      <text:p text:style-name="P10">STR_O7 db " 386MAX UMB$";</text:p>
      <text:p text:style-name="P10"/>
      <text:p text:style-name="P10">FREE_SUCCESS db "Mem freed$";</text:p>
      <text:p text:style-name="P10">FREE_FAIL db "Mem not freed$";</text:p>
      <text:p text:style-name="P10"/>
      <text:p text:style-name="P10">ALLOC_SUCCESS db "Mem allocated$";</text:p>
      <text:p text:style-name="P10">ALLOC_FAIL db "Mem not allocated$";</text:p>
      <text:p text:style-name="P10"/>
      <text:p text:style-name="P10">NEW_LINE db 0DH,0AH,'$'</text:p>
      <text:p text:style-name="P10"/>
      <text:p text:style-name="P10"/>
      <text:p text:style-name="P10"/>
      <text:p text:style-name="P10"/>
      <text:p text:style-name="P10">STRING DB 'Some text <text:s text:c="6"/>',0DH,0AH,'$'</text:p>
      <text:p text:style-name="P10">;procedures</text:p>
      <text:p text:style-name="P10"/>
      <text:p text:style-name="P10">PRINT PROC</text:p>
      <text:p text:style-name="P10"><text:tab/><text:tab/>push AX</text:p>
      <text:p text:style-name="P10"><text:tab/><text:tab/>mov AH, 9h</text:p>
      <text:p text:style-name="P10"><text:tab/><text:tab/>int 21h</text:p>
      <text:p text:style-name="P10"><text:tab/><text:tab/>pop AX</text:p>
      <text:p text:style-name="P10"><text:tab/><text:tab/>ret</text:p>
      <text:p text:style-name="P10">PRINT ENDP</text:p>
      <text:p text:style-name="P10"/>
      <text:p text:style-name="P10">DIGIT_TO_CHAR PROC near</text:p>
      <text:p text:style-name="P10">;AL</text:p>
      <text:p text:style-name="P10"><text:tab/>and al,0Fh</text:p>
      <text:p text:style-name="P10"><text:tab/>cmp al,09h</text:p>
      <text:p text:style-name="P10"><text:tab/>jle BLW</text:p>
      <text:p text:style-name="P10"><text:tab/>add al,'A'</text:p>
      <text:p text:style-name="P10"><text:tab/>sub al, 0Ah</text:p>
      <text:p text:style-name="P10"><text:tab/>jmp DTC_CONT</text:p>
      <text:p text:style-name="P10"><text:soft-page-break/>BLW:</text:p>
      <text:p text:style-name="P10"><text:tab/>add al,'0'</text:p>
      <text:p text:style-name="P10">DTC_CONT:</text:p>
      <text:p text:style-name="P10"><text:tab/>ret</text:p>
      <text:p text:style-name="P10">DIGIT_TO_CHAR ENDP</text:p>
      <text:p text:style-name="P10">;----------------------------------------</text:p>
      <text:p text:style-name="P10">PRINT_AS_HEX proc near</text:p>
      <text:p text:style-name="P10">;AL - number</text:p>
      <text:p text:style-name="P10">;;breaks AX,CX,BX</text:p>
      <text:p text:style-name="P10"><text:tab/>push ax</text:p>
      <text:p text:style-name="P10"><text:tab/>push bx</text:p>
      <text:p text:style-name="P10"><text:tab/>push cx</text:p>
      <text:p text:style-name="P10"><text:tab/>push dx</text:p>
      <text:p text:style-name="P10"><text:tab/>;mov bx,dx</text:p>
      <text:p text:style-name="P10"><text:tab/>mov ch,al</text:p>
      <text:p text:style-name="P10"><text:tab/>mov cl,4</text:p>
      <text:p text:style-name="P10"><text:tab/>shr al,cl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mov al,ch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;mov dx,bx</text:p>
      <text:p text:style-name="P10"><text:tab/>pop dx</text:p>
      <text:p text:style-name="P10"><text:tab/>pop cx</text:p>
      <text:p text:style-name="P10"><text:tab/>pop bx</text:p>
      <text:p text:style-name="P10"><text:tab/>pop ax</text:p>
      <text:p text:style-name="P10"><text:tab/></text:p>
      <text:p text:style-name="P10"><text:tab/></text:p>
      <text:p text:style-name="P10"><text:tab/></text:p>
      <text:p text:style-name="P10"><text:tab/>ret</text:p>
      <text:p text:style-name="P10">PRINT_AS_HEX ENDP</text:p>
      <text:p text:style-name="P10"/>
      <text:p text:style-name="P10">PRINT_WORD proc near</text:p>
      <text:p text:style-name="P10">;AX - word</text:p>
      <text:p text:style-name="P10"><text:tab/>xchg AL,AH</text:p>
      <text:p text:style-name="P10"><text:tab/>call PRINT_AS_HEX</text:p>
      <text:p text:style-name="P10"><text:tab/>xchg AL,AH</text:p>
      <text:p text:style-name="P10"><text:tab/>call PRINT_AS_HEX</text:p>
      <text:p text:style-name="P10"><text:tab/>ret</text:p>
      <text:p text:style-name="P10"/>
      <text:p text:style-name="P10">PRINT_WORD ENDP</text:p>
      <text:p text:style-name="P10"/>
      <text:p text:style-name="P10">LN PROC</text:p>
      <text:p text:style-name="P10"><text:soft-page-break/><text:tab/>push AX</text:p>
      <text:p text:style-name="P10"><text:tab/>push DX</text:p>
      <text:p text:style-name="P10"><text:tab/>mov DX, offset NEW_LINE</text:p>
      <text:p text:style-name="P10"><text:tab/>mov AH, 9h</text:p>
      <text:p text:style-name="P10"><text:tab/>int 21h</text:p>
      <text:p text:style-name="P10"><text:tab/>pop DX</text:p>
      <text:p text:style-name="P10"><text:tab/>pop AX</text:p>
      <text:p text:style-name="P10"><text:tab/>ret</text:p>
      <text:p text:style-name="P10">LN ENDP</text:p>
      <text:p text:style-name="P10"/>
      <text:p text:style-name="P10">;-----------------</text:p>
      <text:p text:style-name="P10">BEGIN:<text:tab/></text:p>
      <text:p text:style-name="P10"/>
      <text:p text:style-name="P10">;Avalible mem</text:p>
      <text:p text:style-name="P10"><text:tab/>mov AH, 4Ah</text:p>
      <text:p text:style-name="P10"><text:tab/>mov BX, 0FFFFh</text:p>
      <text:p text:style-name="P10"><text:tab/>int 21h;</text:p>
      <text:p text:style-name="P10"><text:tab/>shl BX, 4</text:p>
      <text:p text:style-name="P10"><text:tab/>mov AX, BX</text:p>
      <text:p text:style-name="P10"><text:tab/>call PRINT_WORD<text:tab/></text:p>
      <text:p text:style-name="P10"><text:tab/>call LN</text:p>
      <text:p text:style-name="P10"><text:tab/></text:p>
      <text:p text:style-name="P10">;Free mem </text:p>
      <text:p text:style-name="P10"><text:tab/>xor AX,AX</text:p>
      <text:p text:style-name="P10"><text:tab/>mov BX, offset STACK_BUF_END</text:p>
      <text:p text:style-name="P10"><text:tab/>add BX, 10Fh</text:p>
      <text:p text:style-name="P10"><text:tab/>shr BX, 4</text:p>
      <text:p text:style-name="P10"><text:tab/>;sub BX,500</text:p>
      <text:p text:style-name="P10"><text:tab/>mov AH, 4Ah</text:p>
      <text:p text:style-name="P10"><text:tab/>int 21h</text:p>
      <text:p text:style-name="P10"><text:tab/>jnc SUCCESS</text:p>
      <text:p text:style-name="P10"><text:tab/>mov DX, offset FREE_FAIL</text:p>
      <text:p text:style-name="P10"><text:tab/>call PRINT</text:p>
      <text:p text:style-name="P10"><text:tab/>call LN</text:p>
      <text:p text:style-name="P10"><text:tab/>jmp FREE_END</text:p>
      <text:p text:style-name="P10"/>
      <text:p text:style-name="P10">SUCCESS:</text:p>
      <text:p text:style-name="P10"><text:tab/>mov DX, offset FREE_SUCCESS</text:p>
      <text:p text:style-name="P10"><text:tab/>call PRINT</text:p>
      <text:p text:style-name="P10"><text:tab/>call LN</text:p>
      <text:p text:style-name="P10">FREE_END:</text:p>
      <text:p text:style-name="P10"><text:tab/>xor AX,AX</text:p>
      <text:p text:style-name="P10">;Alloc mem</text:p>
      <text:p text:style-name="P10"><text:tab/>mov BX, 1000h</text:p>
      <text:p text:style-name="P10"><text:tab/>mov AH, 48h</text:p>
      <text:p text:style-name="P10"><text:tab/>int 21h</text:p>
      <text:p text:style-name="P10"><text:tab/>jnc ALLOCATE_SUCCESS</text:p>
      <text:p text:style-name="P10"><text:tab/>mov DX, offset ALLOC_FAIL</text:p>
      <text:p text:style-name="P10"><text:soft-page-break/><text:tab/>call PRINT</text:p>
      <text:p text:style-name="P10"><text:tab/>call LN</text:p>
      <text:p text:style-name="P10"><text:tab/>jmp ALLOCATE_DONE</text:p>
      <text:p text:style-name="P10"/>
      <text:p text:style-name="P10">ALLOCATE_SUCCESS:</text:p>
      <text:p text:style-name="P10"><text:tab/>mov DX, offset ALLOC_SUCCESS</text:p>
      <text:p text:style-name="P10"><text:tab/>call PRINT</text:p>
      <text:p text:style-name="P10"><text:tab/>call LN</text:p>
      <text:p text:style-name="P10"/>
      <text:p text:style-name="P10">ALLOCATE_DONE:</text:p>
      <text:p text:style-name="P10"><text:tab/></text:p>
      <text:p text:style-name="P10">;Extended mem</text:p>
      <text:p text:style-name="P10"><text:tab/>mov AL, 30h</text:p>
      <text:p text:style-name="P10"><text:tab/>out 70h, AL</text:p>
      <text:p text:style-name="P10"><text:tab/>in AL, 71h</text:p>
      <text:p text:style-name="P10"><text:tab/>mov BL, AL</text:p>
      <text:p text:style-name="P10"><text:tab/>mov AL, 31h</text:p>
      <text:p text:style-name="P10"><text:tab/>out 70h, AL</text:p>
      <text:p text:style-name="P10"><text:tab/>in AL, 71h</text:p>
      <text:p text:style-name="P10"><text:tab/>mov BH, AL</text:p>
      <text:p text:style-name="P10"><text:tab/>mov AX, BX</text:p>
      <text:p text:style-name="P10"><text:tab/>call LN</text:p>
      <text:p text:style-name="P10"><text:tab/>call PRINT_WORD<text:tab/></text:p>
      <text:p text:style-name="P10"><text:tab/>call LN</text:p>
      <text:p text:style-name="P10"><text:tab/>call LN</text:p>
      <text:p text:style-name="P10">;MCB's</text:p>
      <text:p text:style-name="P10"><text:tab/>mov AH, 52h</text:p>
      <text:p text:style-name="P10"><text:tab/>int 21h</text:p>
      <text:p text:style-name="P10"><text:tab/>mov AX, ES:[BX-2]</text:p>
      <text:p text:style-name="P10"><text:tab/>mov ES, AX</text:p>
      <text:p text:style-name="P10"><text:tab/>xor CX, CX</text:p>
      <text:p text:style-name="P10">NEXT:</text:p>
      <text:p text:style-name="P10"><text:tab/>inc CX</text:p>
      <text:p text:style-name="P10"><text:tab/>mov AX,CX</text:p>
      <text:p text:style-name="P10"><text:tab/>call PRINT_WORD</text:p>
      <text:p text:style-name="P10"><text:tab/>call LN</text:p>
      <text:p text:style-name="P10"><text:tab/>push CX</text:p>
      <text:p text:style-name="P10"><text:tab/></text:p>
      <text:p text:style-name="P10"><text:tab/>xor AX, AX</text:p>
      <text:p text:style-name="P10"><text:tab/>mov AL, ES:[0h]</text:p>
      <text:p text:style-name="P10"><text:tab/>push AX</text:p>
      <text:p text:style-name="P10"><text:tab/>mov AX, ES:[1h]</text:p>
      <text:p text:style-name="P10"/>
      <text:p text:style-name="P10"><text:tab/>cmp AX, 0h</text:p>
      <text:p text:style-name="P10"><text:tab/>je AREA_FREE</text:p>
      <text:p text:style-name="P10"><text:tab/>cmp AX, 6h</text:p>
      <text:p text:style-name="P10"><text:tab/>je AREA_DRIVER</text:p>
      <text:p text:style-name="P10"><text:tab/>cmp AX, 7h</text:p>
      <text:p text:style-name="P10"><text:soft-page-break/><text:tab/>je AREA_TOP</text:p>
      <text:p text:style-name="P10"><text:tab/>cmp AX, 8h</text:p>
      <text:p text:style-name="P10"><text:tab/>je AREA_DOS</text:p>
      <text:p text:style-name="P10"><text:tab/>cmp AX, 0FFFAh</text:p>
      <text:p text:style-name="P10"><text:tab/>je AREA_BLOCK</text:p>
      <text:p text:style-name="P10"><text:tab/>cmp AX, 0FFFDh</text:p>
      <text:p text:style-name="P10"><text:tab/>je AREA_BLOCKED</text:p>
      <text:p text:style-name="P10"><text:tab/>cmp AX, 0FFFEh</text:p>
      <text:p text:style-name="P10"><text:tab/>je AREA_LAST</text:p>
      <text:p text:style-name="P10"><text:tab/>xor DX, DX</text:p>
      <text:p text:style-name="P10"><text:tab/>call PRINT_WORD</text:p>
      <text:p text:style-name="P10"><text:tab/>call LN</text:p>
      <text:p text:style-name="P10"><text:tab/>jmp AFTER_SWITCH</text:p>
      <text:p text:style-name="P10"/>
      <text:p text:style-name="P10"/>
      <text:p text:style-name="P10">AREA_FREE:</text:p>
      <text:p text:style-name="P10"><text:tab/>mov DX, offset STR_O1</text:p>
      <text:p text:style-name="P10"><text:tab/>jmp END_OF_SWITCH</text:p>
      <text:p text:style-name="P10">AREA_DRIVER:</text:p>
      <text:p text:style-name="P10"><text:tab/>mov DX, offset STR_O2</text:p>
      <text:p text:style-name="P10"><text:tab/>jmp END_OF_SWITCH</text:p>
      <text:p text:style-name="P10">AREA_TOP:</text:p>
      <text:p text:style-name="P10"><text:tab/>mov DX, offset STR_O3</text:p>
      <text:p text:style-name="P10"><text:tab/>jmp END_OF_SWITCH</text:p>
      <text:p text:style-name="P10">AREA_DOS:</text:p>
      <text:p text:style-name="P10"><text:tab/>mov DX, offset STR_O4</text:p>
      <text:p text:style-name="P10"><text:tab/>jmp END_OF_SWITCH</text:p>
      <text:p text:style-name="P10">AREA_BLOCK:</text:p>
      <text:p text:style-name="P10"><text:tab/>mov DX, offset STR_O5</text:p>
      <text:p text:style-name="P10"><text:tab/>jmp END_OF_SWITCH</text:p>
      <text:p text:style-name="P10">AREA_BLOCKED:</text:p>
      <text:p text:style-name="P10"><text:tab/>mov DX, offset STR_O6</text:p>
      <text:p text:style-name="P10"><text:tab/>jmp END_OF_SWITCH</text:p>
      <text:p text:style-name="P10">AREA_LAST:</text:p>
      <text:p text:style-name="P10"><text:tab/>mov DX, offset STR_O7</text:p>
      <text:p text:style-name="P10">END_OF_SWITCH:</text:p>
      <text:p text:style-name="P10"><text:tab/>call PRINT</text:p>
      <text:p text:style-name="P10"><text:tab/>call LN</text:p>
      <text:p text:style-name="P10"><text:tab/>call LN</text:p>
      <text:p text:style-name="P10"/>
      <text:p text:style-name="P10">AFTER_SWITCH:<text:tab/></text:p>
      <text:p text:style-name="P10">;size</text:p>
      <text:p text:style-name="P10"><text:tab/>mov AX, ES:[3h]</text:p>
      <text:p text:style-name="P10"><text:tab/>mov BX, 10h</text:p>
      <text:p text:style-name="P10"><text:tab/>mul BX</text:p>
      <text:p text:style-name="P10"><text:tab/>call PRINT_WORD</text:p>
      <text:p text:style-name="P10"><text:tab/>call LN</text:p>
      <text:p text:style-name="P10"><text:tab/></text:p>
      <text:p text:style-name="P10"><text:soft-page-break/><text:tab/>mov CX, 8</text:p>
      <text:p text:style-name="P10"><text:tab/>xor SI, SI</text:p>
      <text:p text:style-name="P10"><text:tab/>call LN</text:p>
      <text:p text:style-name="P10">PRINT_LAST_BYTES:</text:p>
      <text:p text:style-name="P10"><text:tab/>mov DL, ES:[SI + 8h]</text:p>
      <text:p text:style-name="P10"><text:tab/>mov AH, 02h</text:p>
      <text:p text:style-name="P10"><text:tab/>int 21h</text:p>
      <text:p text:style-name="P10"><text:tab/>inc SI</text:p>
      <text:p text:style-name="P10"><text:tab/>loop PRINT_LAST_BYTES</text:p>
      <text:p text:style-name="P10"><text:tab/>call LN</text:p>
      <text:p text:style-name="P10"/>
      <text:p text:style-name="P10"><text:tab/>mov AX, ES:[3h]</text:p>
      <text:p text:style-name="P10"><text:tab/>mov BX, ES</text:p>
      <text:p text:style-name="P10"><text:tab/>add BX, AX</text:p>
      <text:p text:style-name="P10"><text:tab/>inc BX</text:p>
      <text:p text:style-name="P10"><text:tab/>mov ES, BX</text:p>
      <text:p text:style-name="P10"><text:tab/>pop AX</text:p>
      <text:p text:style-name="P10"><text:tab/>pop CX</text:p>
      <text:p text:style-name="P10"><text:tab/>cmp AL, 5Ah</text:p>
      <text:p text:style-name="P10"><text:tab/>je END_PROC</text:p>
      <text:p text:style-name="P10"><text:tab/>call LN</text:p>
      <text:p text:style-name="P10"><text:tab/>jmp NEXT</text:p>
      <text:p text:style-name="P10">END_PROC:</text:p>
      <text:p text:style-name="P10"><text:tab/></text:p>
      <text:p text:style-name="P10"><text:tab/></text:p>
      <text:p text:style-name="P10">EXIT:</text:p>
      <text:p text:style-name="P10"><text:tab/>xor AL,AL</text:p>
      <text:p text:style-name="P10"><text:tab/>mov AH,4Ch</text:p>
      <text:p text:style-name="P10"><text:tab/>int 21h</text:p>
      <text:p text:style-name="P10"><text:tab/></text:p>
      <text:p text:style-name="P10"><text:tab/>STACK_BUF:</text:p>
      <text:p text:style-name="P10"><text:tab/><text:tab/>DW 128 dup(0)</text:p>
      <text:p text:style-name="P10"><text:tab/>STACK_BUF_END:</text:p>
      <text:p text:style-name="P10"><text:tab/></text:p>
      <text:p text:style-name="P10">TESTPC ENDS</text:p>
      <text:p text:style-name="P10">END START</text:p>
      <text:p text:style-name="P10"><text:span text:style-name="Book_20_Title"><text:span text:style-name="T2"/></text:span></text:p>
      <text:p text:style-name="P12"><text:span text:style-name="Book_20_Title"><text:span text:style-name="T7">L</text:span></text:span><text:span text:style-name="Book_20_Title"><text:span text:style-name="T8">3_4.asm</text:span></text:span></text:p>
      <text:p text:style-name="P11">TESTPC<text:tab/>SEGMENT</text:p>
      <text:p text:style-name="P11"><text:tab/>ASSUME CS:TESTPC, DS:TESTPC, ES:NOTHING, SS:NOTHING</text:p>
      <text:p text:style-name="P11"><text:tab/>ORG 100H</text:p>
      <text:p text:style-name="P11"><text:tab/></text:p>
      <text:p text:style-name="P11">START:<text:tab/>JMP BEGIN</text:p>
      <text:p text:style-name="P11">;data</text:p>
      <text:p text:style-name="P11"/>
      <text:p text:style-name="P11">STR_O1 db " free$";</text:p>
      <text:p text:style-name="P11">STR_O2 db " OS XMS UMB$";</text:p>
      <text:p text:style-name="P11">STR_O3 db " driver's top memory$";</text:p>
      <text:p text:style-name="P11"><text:soft-page-break/>STR_O4 db " MS DOS$";</text:p>
      <text:p text:style-name="P11">STR_O5 db " control block 386MAX UMB$";</text:p>
      <text:p text:style-name="P11">STR_O6 db " blocked 386MAX$";</text:p>
      <text:p text:style-name="P11">STR_O7 db " 386MAX UMB$";</text:p>
      <text:p text:style-name="P11"/>
      <text:p text:style-name="P11">FREE_SUCCESS db "Mem freed$";</text:p>
      <text:p text:style-name="P11">FREE_FAIL db "Mem not freed$";</text:p>
      <text:p text:style-name="P11"/>
      <text:p text:style-name="P11">ALLOC_SUCCESS db "Mem allocated$";</text:p>
      <text:p text:style-name="P11">ALLOC_FAIL db "Mem not allocated$";</text:p>
      <text:p text:style-name="P11"/>
      <text:p text:style-name="P11">NEW_LINE db 0DH,0AH,'$'</text:p>
      <text:p text:style-name="P11"/>
      <text:p text:style-name="P11"/>
      <text:p text:style-name="P11"/>
      <text:p text:style-name="P11"/>
      <text:p text:style-name="P11">STRING DB 'Some text <text:s text:c="6"/>',0DH,0AH,'$'</text:p>
      <text:p text:style-name="P11">;procedures</text:p>
      <text:p text:style-name="P11"/>
      <text:p text:style-name="P11">PRINT PROC</text:p>
      <text:p text:style-name="P11"><text:tab/><text:tab/>push AX</text:p>
      <text:p text:style-name="P11"><text:tab/><text:tab/>mov AH, 9h</text:p>
      <text:p text:style-name="P11"><text:tab/><text:tab/>int 21h</text:p>
      <text:p text:style-name="P11"><text:tab/><text:tab/>pop AX</text:p>
      <text:p text:style-name="P11"><text:tab/><text:tab/>ret</text:p>
      <text:p text:style-name="P11">PRINT ENDP</text:p>
      <text:p text:style-name="P11"/>
      <text:p text:style-name="P11">DIGIT_TO_CHAR PROC near</text:p>
      <text:p text:style-name="P11">;AL</text:p>
      <text:p text:style-name="P11"><text:tab/>and al,0Fh</text:p>
      <text:p text:style-name="P11"><text:tab/>cmp al,09h</text:p>
      <text:p text:style-name="P11"><text:tab/>jle BLW</text:p>
      <text:p text:style-name="P11"><text:tab/>add al,'A'</text:p>
      <text:p text:style-name="P11"><text:tab/>sub al, 0Ah</text:p>
      <text:p text:style-name="P11"><text:tab/>jmp DTC_CONT</text:p>
      <text:p text:style-name="P11">BLW:</text:p>
      <text:p text:style-name="P11"><text:tab/>add al,'0'</text:p>
      <text:p text:style-name="P11">DTC_CONT:</text:p>
      <text:p text:style-name="P11"><text:tab/>ret</text:p>
      <text:p text:style-name="P11">DIGIT_TO_CHAR ENDP</text:p>
      <text:p text:style-name="P11">;----------------------------------------</text:p>
      <text:p text:style-name="P11">PRINT_AS_HEX proc near</text:p>
      <text:p text:style-name="P11">;AL - number</text:p>
      <text:p text:style-name="P11">;;breaks AX,CX,BX</text:p>
      <text:p text:style-name="P11"><text:tab/>push ax</text:p>
      <text:p text:style-name="P11"><text:tab/>push bx</text:p>
      <text:p text:style-name="P11"><text:tab/>push cx</text:p>
      <text:p text:style-name="P11"><text:tab/>push dx</text:p>
      <text:p text:style-name="P11"><text:soft-page-break/><text:tab/>;mov bx,dx</text:p>
      <text:p text:style-name="P11"><text:tab/>mov ch,al</text:p>
      <text:p text:style-name="P11"><text:tab/>mov cl,4</text:p>
      <text:p text:style-name="P11"><text:tab/>shr al,cl</text:p>
      <text:p text:style-name="P11"><text:tab/>call DIGIT_TO_CHAR</text:p>
      <text:p text:style-name="P11"><text:tab/>mov dl,al</text:p>
      <text:p text:style-name="P11"><text:tab/>mov ah,02h</text:p>
      <text:p text:style-name="P11"><text:tab/>int 21h</text:p>
      <text:p text:style-name="P11"><text:tab/>mov al,ch</text:p>
      <text:p text:style-name="P11"><text:tab/>call DIGIT_TO_CHAR</text:p>
      <text:p text:style-name="P11"><text:tab/>mov dl,al</text:p>
      <text:p text:style-name="P11"><text:tab/>mov ah,02h</text:p>
      <text:p text:style-name="P11"><text:tab/>int 21h</text:p>
      <text:p text:style-name="P11"><text:tab/>;mov dx,bx</text:p>
      <text:p text:style-name="P11"><text:tab/>pop dx</text:p>
      <text:p text:style-name="P11"><text:tab/>pop cx</text:p>
      <text:p text:style-name="P11"><text:tab/>pop bx</text:p>
      <text:p text:style-name="P11"><text:tab/>pop ax</text:p>
      <text:p text:style-name="P11"><text:tab/></text:p>
      <text:p text:style-name="P11"><text:tab/></text:p>
      <text:p text:style-name="P11"><text:tab/></text:p>
      <text:p text:style-name="P11"><text:tab/>ret</text:p>
      <text:p text:style-name="P11">PRINT_AS_HEX ENDP</text:p>
      <text:p text:style-name="P11"/>
      <text:p text:style-name="P11">PRINT_WORD proc near</text:p>
      <text:p text:style-name="P11">;AX - word</text:p>
      <text:p text:style-name="P11"><text:tab/>xchg AL,AH</text:p>
      <text:p text:style-name="P11"><text:tab/>call PRINT_AS_HEX</text:p>
      <text:p text:style-name="P11"><text:tab/>xchg AL,AH</text:p>
      <text:p text:style-name="P11"><text:tab/>call PRINT_AS_HEX</text:p>
      <text:p text:style-name="P11"><text:tab/>ret</text:p>
      <text:p text:style-name="P11"/>
      <text:p text:style-name="P11">PRINT_WORD ENDP</text:p>
      <text:p text:style-name="P11"/>
      <text:p text:style-name="P11">LN PROC</text:p>
      <text:p text:style-name="P11"><text:tab/>push AX</text:p>
      <text:p text:style-name="P11"><text:tab/>push DX</text:p>
      <text:p text:style-name="P11"><text:tab/>mov DX, offset NEW_LINE</text:p>
      <text:p text:style-name="P11"><text:tab/>mov AH, 9h</text:p>
      <text:p text:style-name="P11"><text:tab/>int 21h</text:p>
      <text:p text:style-name="P11"><text:tab/>pop DX</text:p>
      <text:p text:style-name="P11"><text:tab/>pop AX</text:p>
      <text:p text:style-name="P11"><text:tab/>ret</text:p>
      <text:p text:style-name="P11">LN ENDP</text:p>
      <text:p text:style-name="P11"/>
      <text:p text:style-name="P11">;-----------------</text:p>
      <text:p text:style-name="P11">BEGIN:<text:tab/></text:p>
      <text:p text:style-name="P11"/>
      <text:p text:style-name="P11"><text:soft-page-break/>;Avalible mem</text:p>
      <text:p text:style-name="P11"><text:tab/>mov AH, 4Ah</text:p>
      <text:p text:style-name="P11"><text:tab/>mov BX, 0FFFFh</text:p>
      <text:p text:style-name="P11"><text:tab/>int 21h;</text:p>
      <text:p text:style-name="P11"><text:tab/>shl BX, 4</text:p>
      <text:p text:style-name="P11"><text:tab/>mov AX, BX</text:p>
      <text:p text:style-name="P11"><text:tab/>call PRINT_WORD<text:tab/></text:p>
      <text:p text:style-name="P11"/>
      <text:p text:style-name="P11">;Alloc mem</text:p>
      <text:p text:style-name="P11"><text:tab/>mov BX, 1000h</text:p>
      <text:p text:style-name="P11"><text:tab/>mov AH, 48h</text:p>
      <text:p text:style-name="P11"><text:tab/>int 21h</text:p>
      <text:p text:style-name="P11"><text:tab/>jnc ALLOCATE_SUCCESS</text:p>
      <text:p text:style-name="P11"><text:tab/>mov DX, offset ALLOC_FAIL</text:p>
      <text:p text:style-name="P11"><text:tab/>call PRINT</text:p>
      <text:p text:style-name="P11"><text:tab/>call LN</text:p>
      <text:p text:style-name="P11"><text:tab/>jmp ALLOCATE_DONE</text:p>
      <text:p text:style-name="P11"/>
      <text:p text:style-name="P11">ALLOCATE_SUCCESS:</text:p>
      <text:p text:style-name="P11"><text:tab/>mov DX, offset ALLOC_SUCCESS</text:p>
      <text:p text:style-name="P11"><text:tab/>call PRINT</text:p>
      <text:p text:style-name="P11"><text:tab/>call LN</text:p>
      <text:p text:style-name="P11"/>
      <text:p text:style-name="P11">ALLOCATE_DONE:</text:p>
      <text:p text:style-name="P11"/>
      <text:p text:style-name="P11">;Free mem </text:p>
      <text:p text:style-name="P11"><text:tab/>xor AX,AX</text:p>
      <text:p text:style-name="P11"><text:tab/>mov BX, offset STACK_BUF_END</text:p>
      <text:p text:style-name="P11"><text:tab/>add BX, 10Fh</text:p>
      <text:p text:style-name="P11"><text:tab/>shr BX, 4</text:p>
      <text:p text:style-name="P11"><text:tab/>;sub BX,500</text:p>
      <text:p text:style-name="P11"><text:tab/>mov AH, 4Ah</text:p>
      <text:p text:style-name="P11"><text:tab/>int 21h</text:p>
      <text:p text:style-name="P11"><text:tab/>jnc SUCCESS</text:p>
      <text:p text:style-name="P11"><text:tab/>mov DX, offset FREE_FAIL</text:p>
      <text:p text:style-name="P11"><text:tab/>call PRINT</text:p>
      <text:p text:style-name="P11"><text:tab/>call LN</text:p>
      <text:p text:style-name="P11"><text:tab/>jmp FREE_END</text:p>
      <text:p text:style-name="P11"/>
      <text:p text:style-name="P11">SUCCESS:</text:p>
      <text:p text:style-name="P11"><text:tab/>mov DX, offset FREE_SUCCESS</text:p>
      <text:p text:style-name="P11"><text:tab/>call PRINT</text:p>
      <text:p text:style-name="P11"><text:tab/>call LN</text:p>
      <text:p text:style-name="P11">FREE_END:</text:p>
      <text:p text:style-name="P11"><text:tab/>xor AX,AX</text:p>
      <text:p text:style-name="P11"/>
      <text:p text:style-name="P11"/>
      <text:p text:style-name="P11"><text:tab/></text:p>
      <text:p text:style-name="P11"><text:soft-page-break/>;Extended mem</text:p>
      <text:p text:style-name="P11"><text:tab/>mov AL, 30h</text:p>
      <text:p text:style-name="P11"><text:tab/>out 70h, AL</text:p>
      <text:p text:style-name="P11"><text:tab/>in AL, 71h</text:p>
      <text:p text:style-name="P11"><text:tab/>mov BL, AL</text:p>
      <text:p text:style-name="P11"><text:tab/>mov AL, 31h</text:p>
      <text:p text:style-name="P11"><text:tab/>out 70h, AL</text:p>
      <text:p text:style-name="P11"><text:tab/>in AL, 71h</text:p>
      <text:p text:style-name="P11"><text:tab/>mov BH, AL</text:p>
      <text:p text:style-name="P11"><text:tab/>mov AX, BX</text:p>
      <text:p text:style-name="P11"><text:tab/>call LN</text:p>
      <text:p text:style-name="P11"><text:tab/>call PRINT_WORD<text:tab/></text:p>
      <text:p text:style-name="P11"><text:tab/>call LN</text:p>
      <text:p text:style-name="P11"><text:tab/>call LN</text:p>
      <text:p text:style-name="P11">;MCB's</text:p>
      <text:p text:style-name="P11"><text:tab/>mov AH, 52h</text:p>
      <text:p text:style-name="P11"><text:tab/>int 21h</text:p>
      <text:p text:style-name="P11"><text:tab/>mov AX, ES:[BX-2]</text:p>
      <text:p text:style-name="P11"><text:tab/>mov ES, AX</text:p>
      <text:p text:style-name="P11"><text:tab/>xor CX, CX</text:p>
      <text:p text:style-name="P11">NEXT:</text:p>
      <text:p text:style-name="P11"><text:tab/>inc CX</text:p>
      <text:p text:style-name="P11"><text:tab/>mov AX,CX</text:p>
      <text:p text:style-name="P11"><text:tab/>call PRINT_WORD</text:p>
      <text:p text:style-name="P11"><text:tab/>call LN</text:p>
      <text:p text:style-name="P11"><text:tab/>push CX</text:p>
      <text:p text:style-name="P11"><text:tab/></text:p>
      <text:p text:style-name="P11"><text:tab/>xor AX, AX</text:p>
      <text:p text:style-name="P11"><text:tab/>mov AL, ES:[0h]</text:p>
      <text:p text:style-name="P11"><text:tab/>push AX</text:p>
      <text:p text:style-name="P11"><text:tab/>mov AX, ES:[1h]</text:p>
      <text:p text:style-name="P11"/>
      <text:p text:style-name="P11"><text:tab/>cmp AX, 0h</text:p>
      <text:p text:style-name="P11"><text:tab/>je AREA_FREE</text:p>
      <text:p text:style-name="P11"><text:tab/>cmp AX, 6h</text:p>
      <text:p text:style-name="P11"><text:tab/>je AREA_DRIVER</text:p>
      <text:p text:style-name="P11"><text:tab/>cmp AX, 7h</text:p>
      <text:p text:style-name="P11"><text:tab/>je AREA_TOP</text:p>
      <text:p text:style-name="P11"><text:tab/>cmp AX, 8h</text:p>
      <text:p text:style-name="P11"><text:tab/>je AREA_DOS</text:p>
      <text:p text:style-name="P11"><text:tab/>cmp AX, 0FFFAh</text:p>
      <text:p text:style-name="P11"><text:tab/>je AREA_BLOCK</text:p>
      <text:p text:style-name="P11"><text:tab/>cmp AX, 0FFFDh</text:p>
      <text:p text:style-name="P11"><text:tab/>je AREA_BLOCKED</text:p>
      <text:p text:style-name="P11"><text:tab/>cmp AX, 0FFFEh</text:p>
      <text:p text:style-name="P11"><text:tab/>je AREA_LAST</text:p>
      <text:p text:style-name="P11"><text:tab/>xor DX, DX</text:p>
      <text:p text:style-name="P11"><text:tab/>call PRINT_WORD</text:p>
      <text:p text:style-name="P11"><text:soft-page-break/><text:tab/>call LN</text:p>
      <text:p text:style-name="P11"><text:tab/>jmp AFTER_SWITCH</text:p>
      <text:p text:style-name="P11"/>
      <text:p text:style-name="P11"/>
      <text:p text:style-name="P11">AREA_FREE:</text:p>
      <text:p text:style-name="P11"><text:tab/>mov DX, offset STR_O1</text:p>
      <text:p text:style-name="P11"><text:tab/>jmp END_OF_SWITCH</text:p>
      <text:p text:style-name="P11">AREA_DRIVER:</text:p>
      <text:p text:style-name="P11"><text:tab/>mov DX, offset STR_O2</text:p>
      <text:p text:style-name="P11"><text:tab/>jmp END_OF_SWITCH</text:p>
      <text:p text:style-name="P11">AREA_TOP:</text:p>
      <text:p text:style-name="P11"><text:tab/>mov DX, offset STR_O3</text:p>
      <text:p text:style-name="P11"><text:tab/>jmp END_OF_SWITCH</text:p>
      <text:p text:style-name="P11">AREA_DOS:</text:p>
      <text:p text:style-name="P11"><text:tab/>mov DX, offset STR_O4</text:p>
      <text:p text:style-name="P11"><text:tab/>jmp END_OF_SWITCH</text:p>
      <text:p text:style-name="P11">AREA_BLOCK:</text:p>
      <text:p text:style-name="P11"><text:tab/>mov DX, offset STR_O5</text:p>
      <text:p text:style-name="P11"><text:tab/>jmp END_OF_SWITCH</text:p>
      <text:p text:style-name="P11">AREA_BLOCKED:</text:p>
      <text:p text:style-name="P11"><text:tab/>mov DX, offset STR_O6</text:p>
      <text:p text:style-name="P11"><text:tab/>jmp END_OF_SWITCH</text:p>
      <text:p text:style-name="P11">AREA_LAST:</text:p>
      <text:p text:style-name="P11"><text:tab/>mov DX, offset STR_O7</text:p>
      <text:p text:style-name="P11">END_OF_SWITCH:</text:p>
      <text:p text:style-name="P11"><text:tab/>call PRINT</text:p>
      <text:p text:style-name="P11"><text:tab/>call LN</text:p>
      <text:p text:style-name="P11"><text:tab/>call LN</text:p>
      <text:p text:style-name="P11"/>
      <text:p text:style-name="P11">AFTER_SWITCH:<text:tab/></text:p>
      <text:p text:style-name="P11">;size</text:p>
      <text:p text:style-name="P11"><text:tab/>mov AX, ES:[3h]</text:p>
      <text:p text:style-name="P11"><text:tab/>mov BX, 10h</text:p>
      <text:p text:style-name="P11"><text:tab/>mul BX</text:p>
      <text:p text:style-name="P11"><text:tab/>call PRINT_WORD</text:p>
      <text:p text:style-name="P11"><text:tab/>call LN</text:p>
      <text:p text:style-name="P11"><text:tab/></text:p>
      <text:p text:style-name="P11"><text:tab/>mov CX, 8</text:p>
      <text:p text:style-name="P11"><text:tab/>xor SI, SI</text:p>
      <text:p text:style-name="P11"><text:tab/>call LN</text:p>
      <text:p text:style-name="P11">PRINT_LAST_BYTES:</text:p>
      <text:p text:style-name="P11"><text:tab/>mov DL, ES:[SI + 8h]</text:p>
      <text:p text:style-name="P11"><text:tab/>mov AH, 02h</text:p>
      <text:p text:style-name="P11"><text:tab/>int 21h</text:p>
      <text:p text:style-name="P11"><text:tab/>inc SI</text:p>
      <text:p text:style-name="P11"><text:tab/>loop PRINT_LAST_BYTES</text:p>
      <text:p text:style-name="P11"><text:tab/>call LN</text:p>
      <text:p text:style-name="P11"/>
      <text:p text:style-name="P11"><text:soft-page-break/><text:tab/>mov AX, ES:[3h]</text:p>
      <text:p text:style-name="P11"><text:tab/>mov BX, ES</text:p>
      <text:p text:style-name="P11"><text:tab/>add BX, AX</text:p>
      <text:p text:style-name="P11"><text:tab/>inc BX</text:p>
      <text:p text:style-name="P11"><text:tab/>mov ES, BX</text:p>
      <text:p text:style-name="P11"><text:tab/>pop AX</text:p>
      <text:p text:style-name="P11"><text:tab/>pop CX</text:p>
      <text:p text:style-name="P11"><text:tab/>cmp AL, 5Ah</text:p>
      <text:p text:style-name="P11"><text:tab/>je END_PROC</text:p>
      <text:p text:style-name="P11"><text:tab/>call LN</text:p>
      <text:p text:style-name="P11"><text:tab/>jmp NEXT</text:p>
      <text:p text:style-name="P11">END_PROC:</text:p>
      <text:p text:style-name="P11"><text:tab/></text:p>
      <text:p text:style-name="P11"><text:tab/></text:p>
      <text:p text:style-name="P11">EXIT:</text:p>
      <text:p text:style-name="P11"><text:tab/>xor AL,AL</text:p>
      <text:p text:style-name="P11"><text:tab/>mov AH,4Ch</text:p>
      <text:p text:style-name="P11"><text:tab/>int 21h</text:p>
      <text:p text:style-name="P11"><text:tab/></text:p>
      <text:p text:style-name="P11"><text:tab/>STACK_BUF:</text:p>
      <text:p text:style-name="P11"><text:tab/><text:tab/>DW 128 dup(0)</text:p>
      <text:p text:style-name="P11"><text:tab/>STACK_BUF_END:</text:p>
      <text:p text:style-name="P11"><text:tab/></text:p>
      <text:p text:style-name="P11">TESTPC ENDS</text:p>
      <text:p text:style-name="P11">END START</text:p>
      <text:p text:style-name="P14"><text:span text:style-name="Book_20_Title"><text:span text:style-name="T8"/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ru" fo:country="RU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orphans="0" fo:widows="0" fo:keep-with-next="always" style:writing-mode="lr-tb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text-align="start" style:justify-single-word="false" fo:orphans="0" fo:widows="0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 fo:text-align="start" style:justify-single-word="false" fo:orphans="0" fo:widows="0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caption" style:family="paragraph" style:default-outline-level="">
      <style:paragraph-properties fo:margin-left="0in" fo:margin-right="0in" fo:text-align="start" style:justify-single-word="false" fo:orphans="0" fo:widows="0" fo:text-indent="0.3937in" style:auto-text-indent="fals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2" fo:widows="2" fo:text-indent="0.5in" style:auto-text-indent="false" style:writing-mode="lr-tb"/>
      <style:text-properties style:use-window-font-color="true" style:font-name="Arial" fo:font-family="Arial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_20__28_user_29_" style:default-outline-level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etter-spacing="-0.0008in" fo:language="ru" fo:country="RU" style:letter-kerning="tru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_20__28_user_29_" style:default-outline-level="">
      <style:paragraph-properties fo:text-align="justify" style:justify-single-word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, Arial" fo:font-family="'Helvetica, Arial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Helvetica, Arial1" style:font-family-complex="'Helvetica, Arial'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1929in" fo:text-align="justify" style:justify-single-word="false" fo:orphans="2" fo:widows="2" style:writing-mode="lr-tb"/>
      <style:text-properties fo:color="#000000" style:font-name="Arial Unicode MS" fo:font-family="'Arial Unicode MS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HTML_20_Preformatted" style:display-name="HTML Preformatted" style:family="paragraph" style:parent-style-name="Standard_20__28_user_29_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2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2" style:font-family-complex="'Times New Roman'" style:font-family-generic-complex="system" style:font-pitch-complex="variable"/>
    </style:style>
    <style:style style:name="hps" style:family="tex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Times New Roman2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2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ljs-selector-clas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24" style:display-name="ListLabel 24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3937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0102in" fo:margin-bottom="0.0055in" fo:margin-left="1.1811in" fo:margin-right="0.5846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07in" fo:margin-left="0in" fo:margin-right="0in" fo:margin-bottom="0.5417in" style:dynamic-spacing="true"/>
      </style:header-style>
      <style:footer-style>
        <style:header-footer-properties fo:min-height="0.4866in" fo:margin-left="0in" fo:margin-right="0in" fo:margin-top="0.44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 text:c="5"/></text:p>
      </style:header>
      <style:footer>
        <text:p text:style-name="MP2"><text:page-number text:select-page="current">30</text:page-number></text:p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6:33:00</meta:creation-date>
    <meta:initial-creator>SAP</meta:initial-creator>
    <dc:language>en-GB</dc:language>
    <meta:print-date>2015-07-17T12:06:00</meta:print-date>
    <dc:date>2020-04-13T14:21:38.645146523</dc:date>
    <meta:editing-cycles>24</meta:editing-cycles>
    <dc:title>ПРОЕКТ ЛЭТИ</dc:title>
    <meta:editing-duration>PT2H56M10S</meta:editing-duration>
    <meta:generator>LibreOffice/6.0.7.3$Linux_X86_64 LibreOffice_project/00m0$Build-3</meta:generator>
    <meta:document-statistic meta:table-count="1" meta:image-count="0" meta:object-count="0" meta:page-count="30" meta:paragraph-count="1082" meta:word-count="2540" meta:character-count="14550" meta:non-whitespace-character-count="12264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